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4.0.3.0 --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</office:font-face-decls>
  <office:automatic-styles>
    <style:style style:name="P1" style:family="paragraph" style:parent-style-name="Heading_20_1">
      <style:paragraph-properties fo:text-align="center" fo:break-before="auto" fo:text-indent="0cm" fo:line-height="115%" fo:margin-top="0.847cm" fo:margin-left="0cm" fo:margin-right="0cm"/>
    </style:style>
    <style:style style:name="T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1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1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P2" style:family="paragraph" style:parent-style-name="Heading_20_2">
      <style:paragraph-properties fo:text-align="center" fo:break-before="auto" fo:text-indent="0cm" fo:line-height="115%" fo:margin-top="0.635cm" fo:margin-left="0cm" fo:margin-right="0cm"/>
    </style:style>
    <style:style style:name="T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2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2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2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2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2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2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2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2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2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2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2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2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2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2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2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2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2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2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2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2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2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P3" style:family="paragraph" style:parent-style-name="Heading_20_1">
      <style:paragraph-properties fo:text-align="center" fo:break-before="auto" fo:text-indent="0cm" fo:line-height="115%" fo:margin-top="0.847cm" fo:margin-bottom="0.212cm" fo:margin-left="0cm" fo:margin-right="0cm"/>
    </style:style>
    <style:style style:name="T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P4" style:family="paragraph" style:parent-style-name="Standard">
      <style:paragraph-properties fo:text-align="center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center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Heading_20_3">
      <style:paragraph-properties fo:text-align="left" fo:break-before="auto" fo:text-indent="0cm" fo:line-height="115%" fo:margin-top="0.494cm" fo:margin-bottom="0.141cm" fo:margin-left="0cm" fo:margin-right="0cm"/>
    </style:style>
    <style:style style:name="T1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15%" fo:margin-top="0cm" fo:margin-left="1.27cm" fo:margin-right="0cm"/>
    </style:style>
    <style:style style:name="T1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8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8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8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8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8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8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9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9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9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9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9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9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9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9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9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9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0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0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0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0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0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0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0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0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0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0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8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8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8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8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8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8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9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9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9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9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9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9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9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9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9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9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0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0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0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0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0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0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0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0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0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0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8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8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8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8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8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8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9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9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9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9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9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9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9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9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9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9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0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0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0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0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0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0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0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0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0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0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8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8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8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8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8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8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9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9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9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9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9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9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9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9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9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8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8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8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8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8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8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9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9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9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9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9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9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9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9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9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9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0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0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0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0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0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0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0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0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0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0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8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8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8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8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8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8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9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9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9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9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9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9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9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9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9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9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0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0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0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0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0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32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3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8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8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8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8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8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8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9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9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9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9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9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9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9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9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9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9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0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0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0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0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0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0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0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0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0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0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8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8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8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8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8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8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9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9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9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9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9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9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9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3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8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3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0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0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0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0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0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0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0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0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0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0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3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" style:family="paragraph" style:parent-style-name="Heading_20_3">
      <style:paragraph-properties fo:text-align="left" fo:break-before="auto" fo:text-indent="0cm" fo:line-height="115%" fo:margin-top="0.494cm" fo:margin-bottom="0.141cm" fo:margin-left="0cm" fo:margin-right="0cm"/>
    </style:style>
    <style:style style:name="T3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3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3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3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3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37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37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38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3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4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8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8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8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8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8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8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9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9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9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9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9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9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9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9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9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9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0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0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0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0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0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0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0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0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0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0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4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4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8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8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8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8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8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8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9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9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9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9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9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9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9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9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9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9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0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0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0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0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0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0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0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0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0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0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4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8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8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8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8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8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8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9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9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9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9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9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9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9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9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9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9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0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0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0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0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0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0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0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0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0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0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4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8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8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8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8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8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8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9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9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9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9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9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9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9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5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5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8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8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8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8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8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8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9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9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9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9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9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9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9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9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9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9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0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0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0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0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0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0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0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0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0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0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text-align="left" fo:break-before="auto" fo:text-indent="0cm" fo:line-height="115%" fo:margin-top="0cm" fo:margin-bottom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h text:style-name="P1"><text:bookmark-start text:name="h.ovzsgcdjbjux"/><text:bookmark-end text:name="h.ovzsgcdjbjux"/><text:span text:style-name="T1_1">Taller</text:span><text:span text:style-name="T1_2"><text:s/></text:span><text:span text:style-name="T1_3">de</text:span><text:span text:style-name="T1_4"><text:s/></text:span><text:span text:style-name="T1_5">Programación</text:span><text:span text:style-name="T1_6"><text:s/></text:span><text:span text:style-name="T1_7">III</text:span></text:h>
      <text:h text:style-name="P2"><text:bookmark-start text:name="h.gl4uu2enlg69"/><text:bookmark-end text:name="h.gl4uu2enlg69"/><text:span text:style-name="T2_1">Trabajo</text:span><text:span text:style-name="T2_2"><text:s/></text:span><text:span text:style-name="T2_3">Final</text:span><text:span text:style-name="T2_4">:<text:s/></text:span><text:span text:style-name="T2_5">Estación</text:span><text:span text:style-name="T2_6"><text:s/></text:span><text:span text:style-name="T2_7">de</text:span><text:span text:style-name="T2_8"><text:s/></text:span><text:span text:style-name="T2_9">Enseñanza</text:span><text:span text:style-name="T2_10"><text:s/></text:span><text:span text:style-name="T2_11">de</text:span><text:span text:style-name="T2_12"><text:s/></text:span><text:span text:style-name="T2_13">Control</text:span><text:span text:style-name="T2_14"><text:s/></text:span><text:span text:style-name="T2_15">Automático</text:span><text:span text:style-name="T2_16"><text:s/></text:span><text:span text:style-name="T2_17">de</text:span><text:span text:style-name="T2_18"><text:s/></text:span><text:span text:style-name="T2_19">Niveles</text:span><text:span text:style-name="T2_20"><text:s/></text:span><text:span text:style-name="T2_21">de</text:span><text:span text:style-name="T2_22"><text:s/></text:span><text:span text:style-name="T2_23">Líquido</text:span><text:span text:style-name="T2_24"><text:s/></text:span><text:span text:style-name="T2_25">en</text:span><text:span text:style-name="T2_26"><text:s/></text:span><text:span text:style-name="T2_27">Tanques</text:span><text:span text:style-name="T2_28">.</text:span></text:h>
      <text:h text:style-name="P3"><text:bookmark-start text:name="h.jv43z0cw3cvc"/><text:bookmark-end text:name="h.jv43z0cw3cvc"/><text:span text:style-name="T3_1">Minuta</text:span><text:span text:style-name="T3_2"><text:s/>-<text:s/>2°<text:s/></text:span><text:span text:style-name="T3_3">Entrevista</text:span></text:h>
      <text:p text:style-name="P4"/>
      <text:p text:style-name="P5"/>
      <text:p text:style-name="P6"><text:span text:style-name="T6_1">Fecha</text:span><text:span text:style-name="T6_2">:</text:span><text:span text:style-name="T6_3"><text:s/></text:span><text:span text:style-name="T6_4">Martes</text:span><text:span text:style-name="T6_5"><text:s/>24<text:s/></text:span><text:span text:style-name="T6_6">de</text:span><text:span text:style-name="T6_7"><text:s/></text:span><text:span text:style-name="T6_8">Mayo</text:span><text:span text:style-name="T6_9"><text:s/></text:span><text:span text:style-name="T6_10">de</text:span><text:span text:style-name="T6_11"><text:s/>2011.<text:s/>14:00<text:s/></text:span><text:span text:style-name="T6_12">horas</text:span><text:span text:style-name="T6_13">.</text:span></text:p>
      <text:p text:style-name="P7"><text:span text:style-name="T7_1">Lugar</text:span><text:span text:style-name="T7_2">:</text:span><text:span text:style-name="T7_3"><text:s/></text:span><text:span text:style-name="T7_4">Laboratorio</text:span><text:span text:style-name="T7_5"><text:s/></text:span><text:span text:style-name="T7_6">de</text:span><text:span text:style-name="T7_7"><text:s/></text:span><text:span text:style-name="T7_8">Control</text:span><text:span text:style-name="T7_9"><text:s/></text:span><text:span text:style-name="T7_10">de</text:span><text:span text:style-name="T7_11"><text:s/></text:span><text:span text:style-name="T7_12">Procesos</text:span><text:span text:style-name="T7_13"><text:s/></text:span><text:span text:style-name="T7_14">de</text:span><text:span text:style-name="T7_15"><text:s/></text:span><text:span text:style-name="T7_16">la</text:span><text:span text:style-name="T7_17"><text:s/></text:span><text:span text:style-name="T7_18">Facultad</text:span><text:span text:style-name="T7_19"><text:s/></text:span><text:span text:style-name="T7_20">de</text:span><text:span text:style-name="T7_21"><text:s/></text:span><text:span text:style-name="T7_22">Ingeniería</text:span><text:span text:style-name="T7_23">.</text:span></text:p>
      <text:p text:style-name="P8"><text:span text:style-name="T8_1">Duración</text:span><text:span text:style-name="T8_2">:</text:span><text:span text:style-name="T8_3"><text:s/>35<text:s/></text:span><text:span text:style-name="T8_4">minutos</text:span><text:span text:style-name="T8_5">.</text:span></text:p>
      <text:p text:style-name="P9"><text:span text:style-name="T9_1">Participantes</text:span><text:span text:style-name="T9_2">:</text:span><text:span text:style-name="T9_3"><text:s/></text:span><text:span text:style-name="T9_4">Carlos</text:span><text:span text:style-name="T9_5"><text:s/></text:span><text:span text:style-name="T9_6">Godfrid</text:span><text:span text:style-name="T9_7">,<text:s/></text:span><text:span text:style-name="T9_8">Daniel</text:span><text:span text:style-name="T9_9"><text:s/></text:span><text:span text:style-name="T9_10">Altet</text:span><text:span text:style-name="T9_11">, <text:s/></text:span><text:span text:style-name="T9_12">María</text:span><text:span text:style-name="T9_13"><text:s/></text:span><text:span text:style-name="T9_14">Feldgen</text:span><text:span text:style-name="T9_15">,<text:s/></text:span><text:span text:style-name="T9_16">Pablo</text:span><text:span text:style-name="T9_17"><text:s/></text:span><text:span text:style-name="T9_18">D</text:span><text:span text:style-name="T9_19">.<text:s/></text:span><text:span text:style-name="T9_20">Roca</text:span><text:span text:style-name="T9_21">,<text:s/></text:span><text:span text:style-name="T9_22">Ezequiel</text:span><text:span text:style-name="T9_23"><text:s/></text:span><text:span text:style-name="T9_24">Di</text:span><text:span text:style-name="T9_25"><text:s/></text:span><text:span text:style-name="T9_26">Donato</text:span><text:span text:style-name="T9_27">.</text:span></text:p>
      <text:p text:style-name="P10"/>
      <text:p text:style-name="P11"><text:span text:style-name="T11_1">Esta</text:span><text:span text:style-name="T11_2"><text:s/></text:span><text:span text:style-name="T11_3">entrevista</text:span><text:span text:style-name="T11_4"><text:s/></text:span><text:span text:style-name="T11_5">tuvo</text:span><text:span text:style-name="T11_6"><text:s/></text:span><text:span text:style-name="T11_7">como</text:span><text:span text:style-name="T11_8"><text:s/></text:span><text:span text:style-name="T11_9">objetivo</text:span><text:span text:style-name="T11_10"><text:s/></text:span><text:span text:style-name="T11_11">refinar</text:span><text:span text:style-name="T11_12"><text:s/></text:span><text:span text:style-name="T11_13">los</text:span><text:span text:style-name="T11_14"><text:s/></text:span><text:span text:style-name="T11_15">requerimientos</text:span><text:span text:style-name="T11_16"><text:s/></text:span><text:span text:style-name="T11_17">ya</text:span><text:span text:style-name="T11_18"><text:s/></text:span><text:span text:style-name="T11_19">tratados</text:span><text:span text:style-name="T11_20"><text:s/></text:span><text:span text:style-name="T11_21">en</text:span><text:span text:style-name="T11_22"><text:s/></text:span><text:span text:style-name="T11_23">la</text:span><text:span text:style-name="T11_24"><text:s/></text:span><text:span text:style-name="T11_25">primer</text:span><text:span text:style-name="T11_26"><text:s/></text:span><text:span text:style-name="T11_27">entrevista</text:span><text:span text:style-name="T11_28"><text:s/></text:span><text:span text:style-name="T11_29">tanto</text:span><text:span text:style-name="T11_30"><text:s/></text:span><text:span text:style-name="T11_31">en</text:span><text:span text:style-name="T11_32"><text:s/></text:span><text:span text:style-name="T11_33">funcionalidades</text:span><text:span text:style-name="T11_34"><text:s/></text:span><text:span text:style-name="T11_35">esperadas</text:span><text:span text:style-name="T11_36"><text:s/></text:span><text:span text:style-name="T11_37">del</text:span><text:span text:style-name="T11_38"><text:s/></text:span><text:span text:style-name="T11_39">sistema</text:span><text:span text:style-name="T11_40"><text:s/></text:span><text:span text:style-name="T11_41">a</text:span><text:span text:style-name="T11_42"><text:s/></text:span><text:span text:style-name="T11_43">construir</text:span><text:span text:style-name="T11_44"><text:s/></text:span><text:span text:style-name="T11_45">así</text:span><text:span text:style-name="T11_46"><text:s/></text:span><text:span text:style-name="T11_47">como</text:span><text:span text:style-name="T11_48"><text:s/></text:span><text:span text:style-name="T11_49">en</text:span><text:span text:style-name="T11_50"><text:s/></text:span><text:span text:style-name="T11_51">las</text:span><text:span text:style-name="T11_52"><text:s/></text:span><text:span text:style-name="T11_53">interfases</text:span><text:span text:style-name="T11_54"><text:s/></text:span><text:span text:style-name="T11_55">del</text:span><text:span text:style-name="T11_56"><text:s/></text:span><text:span text:style-name="T11_57">software</text:span><text:span text:style-name="T11_58"><text:s/></text:span><text:span text:style-name="T11_59">a</text:span><text:span text:style-name="T11_60"><text:s/></text:span><text:span text:style-name="T11_61">desarrollar</text:span><text:span text:style-name="T11_62">.</text:span></text:p>
      <text:h text:style-name="P12"><text:bookmark-start text:name="h.75v0hj3qrpzk"/><text:bookmark-end text:name="h.75v0hj3qrpzk"/><text:span text:style-name="T12_1">Preguntas</text:span><text:span text:style-name="T12_2"><text:s/></text:span><text:span text:style-name="T12_3">Funcionales</text:span><text:span text:style-name="T12_4">.<text:s/></text:span></text:h>
      <text:list text:style-name="LS1" xml:id="list0">
        <text:list-item>
          <text:p text:style-name="P13"><text:span text:style-name="T13_1">Se</text:span><text:span text:style-name="T13_2"><text:s/></text:span><text:span text:style-name="T13_3">sabe</text:span><text:span text:style-name="T13_4"><text:s/></text:span><text:span text:style-name="T13_5">que</text:span><text:span text:style-name="T13_6"><text:s/></text:span><text:span text:style-name="T13_7">se</text:span><text:span text:style-name="T13_8"><text:s/></text:span><text:span text:style-name="T13_9">esperan</text:span><text:span text:style-name="T13_10"><text:s/></text:span><text:span text:style-name="T13_11">poder</text:span><text:span text:style-name="T13_12"><text:s/></text:span><text:span text:style-name="T13_13">comparar</text:span><text:span text:style-name="T13_14"><text:s/></text:span><text:span text:style-name="T13_15">distintos</text:span><text:span text:style-name="T13_16"><text:s/></text:span><text:span text:style-name="T13_17">tipos</text:span><text:span text:style-name="T13_18"><text:s/></text:span><text:span text:style-name="T13_19">de</text:span><text:span text:style-name="T13_20"><text:s/></text:span><text:span text:style-name="T13_21">control</text:span><text:span text:style-name="T13_22"><text:s/></text:span><text:span text:style-name="T13_23">sobre</text:span><text:span text:style-name="T13_24"><text:s/></text:span><text:span text:style-name="T13_25">la</text:span><text:span text:style-name="T13_26"><text:s/></text:span><text:span text:style-name="T13_27">misma</text:span><text:span text:style-name="T13_28"><text:s/></text:span><text:span text:style-name="T13_29">planta</text:span><text:span text:style-name="T13_30">.<text:s/></text:span><text:span text:style-name="T13_31">Se</text:span><text:span text:style-name="T13_32"><text:s/></text:span><text:span text:style-name="T13_33">espera</text:span><text:span text:style-name="T13_34"><text:s/></text:span><text:span text:style-name="T13_35">que</text:span><text:span text:style-name="T13_36"><text:s/></text:span><text:span text:style-name="T13_37">las</text:span><text:span text:style-name="T13_38"><text:s/></text:span><text:span text:style-name="T13_39">distintas</text:span><text:span text:style-name="T13_40"><text:s/></text:span><text:span text:style-name="T13_41">posibilidades</text:span><text:span text:style-name="T13_42"><text:s/></text:span><text:span text:style-name="T13_43">sean</text:span><text:span text:style-name="T13_44">:</text:span></text:p>
          <text:list>
            <text:list-item>
              <text:p text:style-name="P14"><text:span text:style-name="T14_1">Control</text:span><text:span text:style-name="T14_2"><text:s/></text:span><text:span text:style-name="T14_3">manual</text:span></text:p>
            </text:list-item>
            <text:list-item>
              <text:p text:style-name="P15"><text:span text:style-name="T15_1">PID</text:span><text:span text:style-name="T15_2"><text:s/></text:span><text:span text:style-name="T15_3">automático</text:span><text:span text:style-name="T15_4"><text:s/></text:span><text:span text:style-name="T15_5">mediante</text:span><text:span text:style-name="T15_6"><text:s/></text:span><text:span text:style-name="T15_7">un</text:span><text:span text:style-name="T15_8"><text:s/></text:span><text:span text:style-name="T15_9">algoritmo</text:span><text:span text:style-name="T15_10"><text:s/></text:span><text:span text:style-name="T15_11">implementado</text:span><text:span text:style-name="T15_12"><text:s/></text:span><text:span text:style-name="T15_13">en</text:span><text:span text:style-name="T15_14"><text:s/></text:span><text:span text:style-name="T15_15">Matlab</text:span><text:span text:style-name="T15_16"><text:s/>(</text:span><text:span text:style-name="T15_17">comunicando</text:span><text:span text:style-name="T15_18"><text:s/></text:span><text:span text:style-name="T15_19">computadora</text:span><text:span text:style-name="T15_20"><text:s/>-<text:s/></text:span><text:span text:style-name="T15_21">PLC</text:span><text:span text:style-name="T15_22"><text:s/></text:span><text:span text:style-name="T15_23">convenientemente</text:span><text:span text:style-name="T15_24">)</text:span></text:p>
            </text:list-item>
            <text:list-item>
              <text:p text:style-name="P16"><text:span text:style-name="T16_1">Utilizando</text:span><text:span text:style-name="T16_2"><text:s/></text:span><text:span text:style-name="T16_3">el</text:span><text:span text:style-name="T16_4"><text:s/></text:span><text:span text:style-name="T16_5">set</text:span><text:span text:style-name="T16_6"><text:s/></text:span><text:span text:style-name="T16_7">de</text:span><text:span text:style-name="T16_8"><text:s/></text:span><text:span text:style-name="T16_9">control</text:span><text:span text:style-name="T16_10"><text:s/></text:span><text:span text:style-name="T16_11">de</text:span><text:span text:style-name="T16_12"><text:s/></text:span><text:span text:style-name="T16_13">ABB</text:span></text:p>
            </text:list-item>
          </text:list>
        </text:list-item>
      </text:list>
      <text:p text:style-name="P17"><text:span text:style-name="T17_1">¿</text:span><text:span text:style-name="T17_2">Son</text:span><text:span text:style-name="T17_3"><text:s/></text:span><text:span text:style-name="T17_4">estas</text:span><text:span text:style-name="T17_5"><text:s/></text:span><text:span text:style-name="T17_6">opciones</text:span><text:span text:style-name="T17_7"><text:s/></text:span><text:span text:style-name="T17_8">correctas</text:span><text:span text:style-name="T17_9">?<text:s/>¿</text:span><text:span text:style-name="T17_10">Se</text:span><text:span text:style-name="T17_11"><text:s/></text:span><text:span text:style-name="T17_12">espera</text:span><text:span text:style-name="T17_13"><text:s/></text:span><text:span text:style-name="T17_14">alguna</text:span><text:span text:style-name="T17_15"><text:s/></text:span><text:span text:style-name="T17_16">opción</text:span><text:span text:style-name="T17_17"><text:s/></text:span><text:span text:style-name="T17_18">no</text:span><text:span text:style-name="T17_19"><text:s/></text:span><text:span text:style-name="T17_20">mencionada</text:span><text:span text:style-name="T17_21">?</text:span></text:p>
      <text:p text:style-name="P18"/>
      <text:p text:style-name="P19"><text:span text:style-name="T19_1">Respuesta</text:span><text:span text:style-name="T19_2">:</text:span><text:span text:style-name="T19_3"><text:s/></text:span><text:span text:style-name="T19_4">Si</text:span><text:span text:style-name="T19_5">,<text:s/></text:span><text:span text:style-name="T19_6">estas</text:span><text:span text:style-name="T19_7"><text:s/></text:span><text:span text:style-name="T19_8">son</text:span><text:span text:style-name="T19_9"><text:s/></text:span><text:span text:style-name="T19_10">las</text:span><text:span text:style-name="T19_11"><text:s/></text:span><text:span text:style-name="T19_12">opciones</text:span><text:span text:style-name="T19_13"><text:s/></text:span><text:span text:style-name="T19_14">correctas</text:span><text:span text:style-name="T19_15"><text:s/></text:span><text:span text:style-name="T19_16">y</text:span><text:span text:style-name="T19_17"><text:s/></text:span><text:span text:style-name="T19_18">suficientes</text:span><text:span text:style-name="T19_19"><text:s/></text:span><text:span text:style-name="T19_20">para</text:span><text:span text:style-name="T19_21"><text:s/></text:span><text:span text:style-name="T19_22">lo</text:span><text:span text:style-name="T19_23"><text:s/></text:span><text:span text:style-name="T19_24">esperado</text:span><text:span text:style-name="T19_25"><text:s/></text:span><text:span text:style-name="T19_26">del</text:span><text:span text:style-name="T19_27"><text:s/></text:span><text:span text:style-name="T19_28">software</text:span><text:span text:style-name="T19_29"><text:s/></text:span><text:span text:style-name="T19_30">a</text:span><text:span text:style-name="T19_31"><text:s/></text:span><text:span text:style-name="T19_32">construir</text:span><text:span text:style-name="T19_33">.</text:span></text:p>
      <text:p text:style-name="P20"/>
      <text:list text:style-name="LS1" xml:id="list4" text:continue-numbering="true" text:continue-list="list0">
        <text:list-item>
          <text:p text:style-name="P21"><text:span text:style-name="T21_1">Respecto</text:span><text:span text:style-name="T21_2"><text:s/></text:span><text:span text:style-name="T21_3">del</text:span><text:span text:style-name="T21_4"><text:s/></text:span><text:span text:style-name="T21_5">control</text:span><text:span text:style-name="T21_6"><text:s/></text:span><text:span text:style-name="T21_7">ABB</text:span><text:span text:style-name="T21_8">:<text:s/>¿</text:span><text:span text:style-name="T21_9">Hasta</text:span><text:span text:style-name="T21_10"><text:s/></text:span><text:span text:style-name="T21_11">que</text:span><text:span text:style-name="T21_12"><text:s/></text:span><text:span text:style-name="T21_13">punto</text:span><text:span text:style-name="T21_14"><text:s/></text:span><text:span text:style-name="T21_15">debemos</text:span><text:span text:style-name="T21_16"><text:s/></text:span><text:span text:style-name="T21_17">interactuar</text:span><text:span text:style-name="T21_18"><text:s/></text:span><text:span text:style-name="T21_19">con</text:span><text:span text:style-name="T21_20"><text:s/></text:span><text:span text:style-name="T21_21">el</text:span><text:span text:style-name="T21_22"><text:s/></text:span><text:span text:style-name="T21_23">mismo</text:span><text:span text:style-name="T21_24">?<text:s/>¿</text:span><text:span text:style-name="T21_25">Qué</text:span><text:span text:style-name="T21_26"><text:s/></text:span><text:span text:style-name="T21_27">parámetros</text:span><text:span text:style-name="T21_28"><text:s/></text:span><text:span text:style-name="T21_29">deben</text:span><text:span text:style-name="T21_30"><text:s/></text:span><text:span text:style-name="T21_31">ser</text:span><text:span text:style-name="T21_32"><text:s/></text:span><text:span text:style-name="T21_33">modificados</text:span><text:span text:style-name="T21_34"><text:s/></text:span><text:span text:style-name="T21_35">y</text:span><text:span text:style-name="T21_36"><text:s/></text:span><text:span text:style-name="T21_37">cuáles</text:span><text:span text:style-name="T21_38"><text:s/></text:span><text:span text:style-name="T21_39">sólo</text:span><text:span text:style-name="T21_40"><text:s/></text:span><text:span text:style-name="T21_41">deben</text:span><text:span text:style-name="T21_42"><text:s/></text:span><text:span text:style-name="T21_43">ser</text:span><text:span text:style-name="T21_44"><text:s/></text:span><text:span text:style-name="T21_45">mostrados</text:span><text:span text:style-name="T21_46">?<text:s/></text:span><text:span text:style-name="T21_47">Se</text:span><text:span text:style-name="T21_48"><text:s/></text:span><text:span text:style-name="T21_49">espera</text:span><text:span text:style-name="T21_50"><text:s/></text:span><text:span text:style-name="T21_51">que</text:span><text:span text:style-name="T21_52"><text:s/></text:span><text:span text:style-name="T21_53">el</text:span><text:span text:style-name="T21_54"><text:s/></text:span><text:span text:style-name="T21_55">set</text:span><text:span text:style-name="T21_56"><text:s/></text:span><text:span text:style-name="T21_57">de</text:span><text:span text:style-name="T21_58"><text:s/></text:span><text:span text:style-name="T21_59">control</text:span><text:span text:style-name="T21_60"><text:s/></text:span><text:span text:style-name="T21_61">opera</text:span><text:span text:style-name="T21_62"><text:s/></text:span><text:span text:style-name="T21_63">con</text:span><text:span text:style-name="T21_64"><text:s/></text:span><text:span text:style-name="T21_65">un</text:span><text:span text:style-name="T21_66"><text:s/></text:span><text:span text:style-name="T21_67">controlador</text:span><text:span text:style-name="T21_68"><text:s/></text:span><text:span text:style-name="T21_69">PID</text:span><text:span text:style-name="T21_70"><text:s/></text:span><text:span text:style-name="T21_71">ya</text:span><text:span text:style-name="T21_72"><text:s/></text:span><text:span text:style-name="T21_73">definido</text:span><text:span text:style-name="T21_74"><text:s/></text:span><text:span text:style-name="T21_75">dentro</text:span><text:span text:style-name="T21_76"><text:s/></text:span><text:span text:style-name="T21_77">del</text:span><text:span text:style-name="T21_78"><text:s/></text:span><text:span text:style-name="T21_79">PLC</text:span><text:span text:style-name="T21_80"><text:s/></text:span><text:span text:style-name="T21_81">y</text:span><text:span text:style-name="T21_82"><text:s/></text:span><text:span text:style-name="T21_83">que</text:span><text:span text:style-name="T21_84"><text:s/></text:span><text:span text:style-name="T21_85">no</text:span><text:span text:style-name="T21_86"><text:s/></text:span><text:span text:style-name="T21_87">debería</text:span><text:span text:style-name="T21_88"><text:s/></text:span><text:span text:style-name="T21_89">ser</text:span><text:span text:style-name="T21_90"><text:s/></text:span><text:span text:style-name="T21_91">modificado</text:span><text:span text:style-name="T21_92"><text:s/></text:span><text:span text:style-name="T21_93">por</text:span><text:span text:style-name="T21_94"><text:s/></text:span><text:span text:style-name="T21_95">el</text:span><text:span text:style-name="T21_96"><text:s/></text:span><text:span text:style-name="T21_97">alumno</text:span><text:span text:style-name="T21_98">/</text:span><text:span text:style-name="T21_99">profesor</text:span><text:span text:style-name="T21_100"><text:s/></text:span><text:span text:style-name="T21_101">a</text:span><text:span text:style-name="T21_102"><text:s/></text:span><text:span text:style-name="T21_103">excepción</text:span><text:span text:style-name="T21_104"><text:s/></text:span><text:span text:style-name="T21_105">del</text:span><text:span text:style-name="T21_106"><text:s/></text:span><text:span text:style-name="T21_107">valor</text:span><text:span text:style-name="T21_108"><text:s/></text:span><text:span text:style-name="T21_109">de</text:span><text:span text:style-name="T21_110"><text:s/></text:span><text:span text:style-name="T21_111">set</text:span><text:span text:style-name="T21_112">-</text:span><text:span text:style-name="T21_113">point</text:span><text:span text:style-name="T21_114">.</text:span></text:p>
        </text:list-item>
      </text:list>
      <text:p text:style-name="P22"/>
      <text:p text:style-name="P23"><text:span text:style-name="T23_1">Respuesta</text:span><text:span text:style-name="T23_2">:<text:s/></text:span><text:span text:style-name="T23_3">La</text:span><text:span text:style-name="T23_4"><text:s/></text:span><text:span text:style-name="T23_5">configuración</text:span><text:span text:style-name="T23_6"><text:s/></text:span><text:span text:style-name="T23_7">del</text:span><text:span text:style-name="T23_8"><text:s/></text:span><text:span text:style-name="T23_9">set</text:span><text:span text:style-name="T23_10"><text:s/></text:span><text:span text:style-name="T23_11">de</text:span><text:span text:style-name="T23_12"><text:s/></text:span><text:span text:style-name="T23_13">control</text:span><text:span text:style-name="T23_14"><text:s/></text:span><text:span text:style-name="T23_15">ABB</text:span><text:span text:style-name="T23_16"><text:s/></text:span><text:span text:style-name="T23_17">será</text:span><text:span text:style-name="T23_18"><text:s/></text:span><text:span text:style-name="T23_19">efectuada</text:span><text:span text:style-name="T23_20"><text:s/></text:span><text:span text:style-name="T23_21">en</text:span><text:span text:style-name="T23_22"><text:s/></text:span><text:span text:style-name="T23_23">el</text:span><text:span text:style-name="T23_24"><text:s/></text:span><text:span text:style-name="T23_25">mismo</text:span><text:span text:style-name="T23_26">,<text:s/></text:span><text:span text:style-name="T23_27">no</text:span><text:span text:style-name="T23_28"><text:s/></text:span><text:span text:style-name="T23_29">es</text:span><text:span text:style-name="T23_30"><text:s/></text:span><text:span text:style-name="T23_31">necesario</text:span><text:span text:style-name="T23_32"><text:s/></text:span><text:span text:style-name="T23_33">que</text:span><text:span text:style-name="T23_34"><text:s/></text:span><text:span text:style-name="T23_35">el</text:span><text:span text:style-name="T23_36"><text:s/></text:span><text:span text:style-name="T23_37">software</text:span><text:span text:style-name="T23_38"><text:s/></text:span><text:span text:style-name="T23_39">a</text:span><text:span text:style-name="T23_40"><text:s/></text:span><text:span text:style-name="T23_41">construir</text:span><text:span text:style-name="T23_42"><text:s/></text:span><text:span text:style-name="T23_43">interactúe</text:span><text:span text:style-name="T23_44"><text:s/></text:span><text:span text:style-name="T23_45">mas</text:span><text:span text:style-name="T23_46"><text:s/></text:span><text:span text:style-name="T23_47">allá</text:span><text:span text:style-name="T23_48"><text:s/></text:span><text:span text:style-name="T23_49">del</text:span><text:span text:style-name="T23_50"><text:s/></text:span><text:span text:style-name="T23_51">cambio</text:span><text:span text:style-name="T23_52"><text:s/></text:span><text:span text:style-name="T23_53">de</text:span><text:span text:style-name="T23_54"><text:s/></text:span><text:span text:style-name="T23_55">algún</text:span><text:span text:style-name="T23_56"><text:s/></text:span><text:span text:style-name="T23_57">parámetro</text:span><text:span text:style-name="T23_58"><text:s/></text:span><text:span text:style-name="T23_59">básico</text:span><text:span text:style-name="T23_60"><text:s/></text:span><text:span text:style-name="T23_61">como</text:span><text:span text:style-name="T23_62"><text:s/></text:span><text:span text:style-name="T23_63">ser</text:span><text:span text:style-name="T23_64"><text:s/></text:span><text:span text:style-name="T23_65">el</text:span><text:span text:style-name="T23_66"><text:s/></text:span><text:span text:style-name="T23_67">set</text:span><text:span text:style-name="T23_68">-</text:span><text:span text:style-name="T23_69">point</text:span><text:span text:style-name="T23_70">.</text:span></text:p>
      <text:p text:style-name="P24"/>
      <text:list text:style-name="LS1" xml:id="list5" text:continue-numbering="true" text:continue-list="list0">
        <text:list-item>
          <text:p text:style-name="P25"><text:span text:style-name="T25_1">Respecto</text:span><text:span text:style-name="T25_2"><text:s/></text:span><text:span text:style-name="T25_3">del</text:span><text:span text:style-name="T25_4"><text:s/></text:span><text:span text:style-name="T25_5">control</text:span><text:span text:style-name="T25_6"><text:s/></text:span><text:span text:style-name="T25_7">automático</text:span><text:span text:style-name="T25_8"><text:s/></text:span><text:span text:style-name="T25_9">PID</text:span><text:span text:style-name="T25_10"><text:s/></text:span><text:span text:style-name="T25_11">mediante</text:span><text:span text:style-name="T25_12"><text:s/></text:span><text:span text:style-name="T25_13">un</text:span><text:span text:style-name="T25_14"><text:s/></text:span><text:span text:style-name="T25_15">programa</text:span><text:span text:style-name="T25_16"><text:s/></text:span><text:span text:style-name="T25_17">en</text:span><text:span text:style-name="T25_18"><text:s/></text:span><text:span text:style-name="T25_19">Matlab</text:span><text:span text:style-name="T25_20">:<text:s/></text:span><text:span text:style-name="T25_21">se</text:span><text:span text:style-name="T25_22"><text:s/></text:span><text:span text:style-name="T25_23">sabe</text:span><text:span text:style-name="T25_24"><text:s/></text:span><text:span text:style-name="T25_25">que</text:span><text:span text:style-name="T25_26"><text:s/></text:span><text:span text:style-name="T25_27">existe</text:span><text:span text:style-name="T25_28"><text:s/></text:span><text:span text:style-name="T25_29">una</text:span><text:span text:style-name="T25_30"><text:s/></text:span><text:span text:style-name="T25_31">implementación</text:span><text:span text:style-name="T25_32"><text:s/></text:span><text:span text:style-name="T25_33">actual</text:span><text:span text:style-name="T25_34">,<text:s/>¿</text:span><text:span text:style-name="T25_35">Debemos</text:span><text:span text:style-name="T25_36"><text:s/></text:span><text:span text:style-name="T25_37">interactuar</text:span><text:span text:style-name="T25_38"><text:s/></text:span><text:span text:style-name="T25_39">con</text:span><text:span text:style-name="T25_40"><text:s/></text:span><text:span text:style-name="T25_41">la</text:span><text:span text:style-name="T25_42"><text:s/></text:span><text:span text:style-name="T25_43">misma</text:span><text:span text:style-name="T25_44"><text:s/></text:span><text:span text:style-name="T25_45">desde</text:span><text:span text:style-name="T25_46"><text:s/></text:span><text:span text:style-name="T25_47">el</text:span><text:span text:style-name="T25_48"><text:s/></text:span><text:span text:style-name="T25_49">programa</text:span><text:span text:style-name="T25_50"><text:s/></text:span><text:span text:style-name="T25_51">a</text:span><text:span text:style-name="T25_52"><text:s/></text:span><text:span text:style-name="T25_53">construir</text:span><text:span text:style-name="T25_54">?<text:s/>¿</text:span><text:span text:style-name="T25_55">Es</text:span><text:span text:style-name="T25_56"><text:s/></text:span><text:span text:style-name="T25_57">posible</text:span><text:span text:style-name="T25_58"><text:s/></text:span><text:span text:style-name="T25_59">no</text:span><text:span text:style-name="T25_60"><text:s/></text:span><text:span text:style-name="T25_61">interactuar</text:span><text:span text:style-name="T25_62"><text:s/></text:span><text:span text:style-name="T25_63">sino</text:span><text:span text:style-name="T25_64"><text:s/></text:span><text:span text:style-name="T25_65">utilizar</text:span><text:span text:style-name="T25_66"><text:s/></text:span><text:span text:style-name="T25_67">ese</text:span><text:span text:style-name="T25_68"><text:s/></text:span><text:span text:style-name="T25_69">algoritmo</text:span><text:span text:style-name="T25_70"><text:s/></text:span><text:span text:style-name="T25_71">de</text:span><text:span text:style-name="T25_72"><text:s/></text:span><text:span text:style-name="T25_73">control</text:span><text:span text:style-name="T25_74"><text:s/></text:span><text:span text:style-name="T25_75">directamente</text:span><text:span text:style-name="T25_76"><text:s/></text:span><text:span text:style-name="T25_77">en</text:span><text:span text:style-name="T25_78"><text:s/></text:span><text:span text:style-name="T25_79">el</text:span><text:span text:style-name="T25_80"><text:s/></text:span><text:span text:style-name="T25_81">sistema</text:span><text:span text:style-name="T25_82"><text:s/></text:span><text:span text:style-name="T25_83">a</text:span><text:span text:style-name="T25_84"><text:s/></text:span><text:span text:style-name="T25_85">construir</text:span><text:span text:style-name="T25_86">?<text:s/></text:span><text:span text:style-name="T25_87">Si</text:span><text:span text:style-name="T25_88"><text:s/></text:span><text:span text:style-name="T25_89">ese</text:span><text:span text:style-name="T25_90"><text:s/></text:span><text:span text:style-name="T25_91">es</text:span><text:span text:style-name="T25_92"><text:s/></text:span><text:span text:style-name="T25_93">el</text:span><text:span text:style-name="T25_94"><text:s/></text:span><text:span text:style-name="T25_95">caso</text:span><text:span text:style-name="T25_96">,<text:s/></text:span><text:span text:style-name="T25_97">se</text:span><text:span text:style-name="T25_98"><text:s/></text:span><text:span text:style-name="T25_99">permitiría</text:span><text:span text:style-name="T25_100"><text:s/></text:span><text:span text:style-name="T25_101">la</text:span><text:span text:style-name="T25_102"><text:s/></text:span><text:span text:style-name="T25_103">modificación</text:span><text:span text:style-name="T25_104"><text:s/></text:span><text:span text:style-name="T25_105">de</text:span><text:span text:style-name="T25_106"><text:s/></text:span><text:span text:style-name="T25_107">los</text:span><text:span text:style-name="T25_108"><text:s/></text:span><text:span text:style-name="T25_109">parámetros</text:span><text:span text:style-name="T25_110"><text:s/></text:span><text:span text:style-name="T25_111">desde</text:span><text:span text:style-name="T25_112"><text:s/></text:span><text:span text:style-name="T25_113">dentro</text:span><text:span text:style-name="T25_114"><text:s/></text:span><text:span text:style-name="T25_115">de</text:span><text:span text:style-name="T25_116"><text:s/></text:span><text:span text:style-name="T25_117">una</text:span><text:span text:style-name="T25_118"><text:s/></text:span><text:span text:style-name="T25_119">pantalla</text:span><text:span text:style-name="T25_120"><text:s/></text:span><text:span text:style-name="T25_121">del</text:span><text:span text:style-name="T25_122"><text:s/></text:span><text:span text:style-name="T25_123">sistema</text:span><text:span text:style-name="T25_124">.<text:s/>¿</text:span><text:span text:style-name="T25_125">Se</text:span><text:span text:style-name="T25_126"><text:s/></text:span><text:span text:style-name="T25_127">desea</text:span><text:span text:style-name="T25_128"><text:s/></text:span><text:span text:style-name="T25_129">otro</text:span><text:span text:style-name="T25_130"><text:s/></text:span><text:span text:style-name="T25_131">tipo</text:span><text:span text:style-name="T25_132"><text:s/></text:span><text:span text:style-name="T25_133">de</text:span><text:span text:style-name="T25_134"><text:s/></text:span><text:span text:style-name="T25_135">implementación</text:span><text:span text:style-name="T25_136"><text:s/></text:span><text:span text:style-name="T25_137">o</text:span><text:span text:style-name="T25_138"><text:s/></text:span><text:span text:style-name="T25_139">algoritmo</text:span><text:span text:style-name="T25_140"><text:s/></text:span><text:span text:style-name="T25_141">de</text:span><text:span text:style-name="T25_142"><text:s/></text:span><text:span text:style-name="T25_143">control</text:span><text:span text:style-name="T25_144">?<text:s/>¿</text:span><text:span text:style-name="T25_145">Cuál</text:span><text:span text:style-name="T25_146">?</text:span></text:p>
        </text:list-item>
      </text:list>
      <text:p text:style-name="P26"/>
      <text:p text:style-name="P27"><text:span text:style-name="T27_1">Respuesta</text:span><text:span text:style-name="T27_2">:<text:s/></text:span><text:span text:style-name="T27_3">el</text:span><text:span text:style-name="T27_4"><text:s/></text:span><text:span text:style-name="T27_5">algoritmo</text:span><text:span text:style-name="T27_6"><text:s/></text:span><text:span text:style-name="T27_7">de</text:span><text:span text:style-name="T27_8"><text:s/></text:span><text:span text:style-name="T27_9">control</text:span><text:span text:style-name="T27_10"><text:s/></text:span><text:span text:style-name="T27_11">en</text:span><text:span text:style-name="T27_12"><text:s/></text:span><text:span text:style-name="T27_13">esta</text:span><text:span text:style-name="T27_14"><text:s/></text:span><text:span text:style-name="T27_15">implementación</text:span><text:span text:style-name="T27_16"><text:s/></text:span><text:span text:style-name="T27_17">es</text:span><text:span text:style-name="T27_18"><text:s/></text:span><text:span text:style-name="T27_19">suficiente</text:span><text:span text:style-name="T27_20"><text:s/></text:span><text:span text:style-name="T27_21">para</text:span><text:span text:style-name="T27_22"><text:s/></text:span><text:span text:style-name="T27_23">el</text:span><text:span text:style-name="T27_24"><text:s/></text:span><text:span text:style-name="T27_25">control</text:span><text:span text:style-name="T27_26"><text:s/></text:span><text:span text:style-name="T27_27">de</text:span><text:span text:style-name="T27_28"><text:s/></text:span><text:span text:style-name="T27_29">un</text:span><text:span text:style-name="T27_30"><text:s/></text:span><text:span text:style-name="T27_31">tanque</text:span><text:span text:style-name="T27_32"><text:s/></text:span><text:span text:style-name="T27_33">por</text:span><text:span text:style-name="T27_34"><text:s/></text:span><text:span text:style-name="T27_35">vez</text:span><text:span text:style-name="T27_36">,<text:s/></text:span><text:span text:style-name="T27_37">se</text:span><text:span text:style-name="T27_38"><text:s/></text:span><text:span text:style-name="T27_39">determinará</text:span><text:span text:style-name="T27_40"><text:s/></text:span><text:span text:style-name="T27_41">si</text:span><text:span text:style-name="T27_42"><text:s/></text:span><text:span text:style-name="T27_43">es</text:span><text:span text:style-name="T27_44"><text:s/></text:span><text:span text:style-name="T27_45">posible</text:span><text:span text:style-name="T27_46"><text:s/></text:span><text:span text:style-name="T27_47">que</text:span><text:span text:style-name="T27_48"><text:s/></text:span><text:span text:style-name="T27_49">controle</text:span><text:span text:style-name="T27_50"><text:s/></text:span><text:span text:style-name="T27_51">dos</text:span><text:span text:style-name="T27_52"><text:s/></text:span><text:span text:style-name="T27_53">tanques</text:span><text:span text:style-name="T27_54"><text:s/></text:span><text:span text:style-name="T27_55">simultáneamente</text:span><text:span text:style-name="T27_56"><text:s/></text:span><text:span text:style-name="T27_57">con</text:span><text:span text:style-name="T27_58"><text:s/></text:span><text:span text:style-name="T27_59">posteriores</text:span><text:span text:style-name="T27_60"><text:s/></text:span><text:span text:style-name="T27_61">pruebas</text:span><text:span text:style-name="T27_62"><text:s/></text:span><text:span text:style-name="T27_63">o</text:span><text:span text:style-name="T27_64"><text:s/></text:span><text:span text:style-name="T27_65">bien</text:span><text:span text:style-name="T27_66"><text:s/></text:span><text:span text:style-name="T27_67">si</text:span><text:span text:style-name="T27_68"><text:s/></text:span><text:span text:style-name="T27_69">fuera</text:span><text:span text:style-name="T27_70"><text:s/></text:span><text:span text:style-name="T27_71">posible</text:span><text:span text:style-name="T27_72"><text:s/></text:span><text:span text:style-name="T27_73">agregar</text:span><text:span text:style-name="T27_74"><text:s/></text:span><text:span text:style-name="T27_75">esta</text:span><text:span text:style-name="T27_76"><text:s/></text:span><text:span text:style-name="T27_77">característica</text:span><text:span text:style-name="T27_78"><text:s/></text:span><text:span text:style-name="T27_79">sin</text:span><text:span text:style-name="T27_80"><text:s/></text:span><text:span text:style-name="T27_81">demasiada</text:span><text:span text:style-name="T27_82"><text:s/></text:span><text:span text:style-name="T27_83">cantidad</text:span><text:span text:style-name="T27_84"><text:s/></text:span><text:span text:style-name="T27_85">de</text:span><text:span text:style-name="T27_86"><text:s/></text:span><text:span text:style-name="T27_87">cambios</text:span><text:span text:style-name="T27_88">,</text:span><text:span text:style-name="T27_89">dado</text:span><text:span text:style-name="T27_90"><text:s/></text:span><text:span text:style-name="T27_91">que</text:span><text:span text:style-name="T27_92"><text:s/></text:span><text:span text:style-name="T27_93">el</text:span><text:span text:style-name="T27_94"><text:s/></text:span><text:span text:style-name="T27_95">dicho</text:span><text:span text:style-name="T27_96"><text:s/></text:span><text:span text:style-name="T27_97">programa</text:span><text:span text:style-name="T27_98"><text:s/></text:span><text:span text:style-name="T27_99">existente</text:span><text:span text:style-name="T27_100"><text:s/></text:span><text:span text:style-name="T27_101">trabaja</text:span><text:span text:style-name="T27_102"><text:s/></text:span><text:span text:style-name="T27_103">en</text:span><text:span text:style-name="T27_104"><text:s/></text:span><text:span text:style-name="T27_105">conjunto</text:span><text:span text:style-name="T27_106"><text:s/></text:span><text:span text:style-name="T27_107">con</text:span><text:span text:style-name="T27_108"><text:s/></text:span><text:span text:style-name="T27_109">una</text:span><text:span text:style-name="T27_110"><text:s/></text:span><text:span text:style-name="T27_111">placa</text:span><text:span text:style-name="T27_112"><text:s/></text:span><text:span text:style-name="T27_113">electrónica</text:span><text:span text:style-name="T27_114"><text:s/></text:span><text:span text:style-name="T27_115">RIAC</text:span><text:span text:style-name="T27_116">,<text:s/></text:span><text:span text:style-name="T27_117">adquisidora</text:span><text:span text:style-name="T27_118"><text:s/></text:span><text:span text:style-name="T27_119">de</text:span><text:span text:style-name="T27_120"><text:s/></text:span><text:span text:style-name="T27_121">datos</text:span><text:span text:style-name="T27_122">.<text:s/></text:span></text:p>
      <text:p text:style-name="P28"><text:span text:style-name="T28_1">Asimismo</text:span><text:span text:style-name="T28_2"><text:s/></text:span><text:span text:style-name="T28_3">se</text:span><text:span text:style-name="T28_4"><text:s/></text:span><text:span text:style-name="T28_5">aclara</text:span><text:span text:style-name="T28_6"><text:s/></text:span><text:span text:style-name="T28_7">que</text:span><text:span text:style-name="T28_8"><text:s/></text:span><text:span text:style-name="T28_9">la</text:span><text:span text:style-name="T28_10"><text:s/></text:span><text:span text:style-name="T28_11">fuerza</text:span><text:span text:style-name="T28_12"><text:s/></text:span><text:span text:style-name="T28_13">de</text:span><text:span text:style-name="T28_14"><text:s/></text:span><text:span text:style-name="T28_15">control</text:span><text:span text:style-name="T28_16"><text:s/></text:span><text:span text:style-name="T28_17">que</text:span><text:span text:style-name="T28_18"><text:s/></text:span><text:span text:style-name="T28_19">se</text:span><text:span text:style-name="T28_20"><text:s/></text:span><text:span text:style-name="T28_21">aplicará</text:span><text:span text:style-name="T28_22"><text:s/></text:span><text:span text:style-name="T28_23">sobre</text:span><text:span text:style-name="T28_24"><text:s/></text:span><text:span text:style-name="T28_25">la</text:span><text:span text:style-name="T28_26"><text:s/></text:span><text:span text:style-name="T28_27">planta</text:span><text:span text:style-name="T28_28"><text:s/></text:span><text:span text:style-name="T28_29">será</text:span><text:span text:style-name="T28_30"><text:s/></text:span><text:span text:style-name="T28_31">siempre</text:span><text:span text:style-name="T28_32"><text:s/></text:span><text:span text:style-name="T28_33">regulación</text:span><text:span text:style-name="T28_34"><text:s/></text:span><text:span text:style-name="T28_35">de</text:span><text:span text:style-name="T28_36"><text:s/></text:span><text:span text:style-name="T28_37">caudal</text:span><text:span text:style-name="T28_38"><text:s/></text:span><text:span text:style-name="T28_39">mediante</text:span><text:span text:style-name="T28_40"><text:s/></text:span><text:span text:style-name="T28_41">la</text:span><text:span text:style-name="T28_42"><text:s/></text:span><text:span text:style-name="T28_43">velocidad</text:span><text:span text:style-name="T28_44"><text:s/></text:span><text:span text:style-name="T28_45">del</text:span><text:span text:style-name="T28_46"><text:s/></text:span><text:span text:style-name="T28_47">motor</text:span><text:span text:style-name="T28_48"><text:s/></text:span><text:span text:style-name="T28_49">que</text:span><text:span text:style-name="T28_50"><text:s/></text:span><text:span text:style-name="T28_51">impulsa</text:span><text:span text:style-name="T28_52"><text:s/></text:span><text:span text:style-name="T28_53">el</text:span><text:span text:style-name="T28_54"><text:s/></text:span><text:span text:style-name="T28_55">líquido</text:span><text:span text:style-name="T28_56">,<text:s/></text:span><text:span text:style-name="T28_57">pero</text:span><text:span text:style-name="T28_58"><text:s/></text:span><text:span text:style-name="T28_59">nunca</text:span><text:span text:style-name="T28_60"><text:s/></text:span><text:span text:style-name="T28_61">será</text:span><text:span text:style-name="T28_62"><text:s/></text:span><text:span text:style-name="T28_63">la</text:span><text:span text:style-name="T28_64"><text:s/></text:span><text:span text:style-name="T28_65">apertura</text:span><text:span text:style-name="T28_66"><text:s/></text:span><text:span text:style-name="T28_67">de</text:span><text:span text:style-name="T28_68"><text:s/></text:span><text:span text:style-name="T28_69">la</text:span><text:span text:style-name="T28_70"><text:s/></text:span><text:span text:style-name="T28_71">válvula</text:span><text:span text:style-name="T28_72">,<text:s/></text:span><text:span text:style-name="T28_73">debido</text:span><text:span text:style-name="T28_74"><text:s/></text:span><text:span text:style-name="T28_75">a</text:span><text:span text:style-name="T28_76"><text:s/></text:span><text:span text:style-name="T28_77">la</text:span><text:span text:style-name="T28_78"><text:s/></text:span><text:span text:style-name="T28_79">alinealidad</text:span><text:span text:style-name="T28_80"><text:s/></text:span><text:span text:style-name="T28_81">de</text:span><text:span text:style-name="T28_82"><text:s/></text:span><text:span text:style-name="T28_83">la</text:span><text:span text:style-name="T28_84"><text:s/></text:span><text:span text:style-name="T28_85">misma</text:span><text:span text:style-name="T28_86"><text:s/></text:span><text:span text:style-name="T28_87">y</text:span><text:span text:style-name="T28_88"><text:s/></text:span><text:span text:style-name="T28_89">otros</text:span><text:span text:style-name="T28_90"><text:s/></text:span><text:span text:style-name="T28_91">efectos</text:span><text:span text:style-name="T28_92"><text:s/></text:span><text:span text:style-name="T28_93">indeseados</text:span><text:span text:style-name="T28_94"><text:s/></text:span><text:span text:style-name="T28_95">que</text:span><text:span text:style-name="T28_96"><text:s/></text:span><text:span text:style-name="T28_97">produce</text:span><text:span text:style-name="T28_98">.</text:span></text:p>
      <text:p text:style-name="P29"/>
      <text:list text:style-name="LS1" xml:id="list6" text:continue-numbering="true" text:continue-list="list0">
        <text:list-item>
          <text:p text:style-name="P30"><text:span text:style-name="T30_1">Respecto</text:span><text:span text:style-name="T30_2"><text:s/></text:span><text:span text:style-name="T30_3">de</text:span><text:span text:style-name="T30_4"><text:s/></text:span><text:span text:style-name="T30_5">las</text:span><text:span text:style-name="T30_6"><text:s/></text:span><text:span text:style-name="T30_7">simulaciones</text:span><text:span text:style-name="T30_8"><text:s/></text:span><text:span text:style-name="T30_9">o</text:span><text:span text:style-name="T30_10"><text:s/></text:span><text:span text:style-name="T30_11">reproducciones</text:span><text:span text:style-name="T30_12"><text:s/></text:span><text:span text:style-name="T30_13">de</text:span><text:span text:style-name="T30_14"><text:s/></text:span><text:span text:style-name="T30_15">experiencias</text:span><text:span text:style-name="T30_16"><text:s/></text:span><text:span text:style-name="T30_17">previas</text:span><text:span text:style-name="T30_18"><text:s/></text:span><text:span text:style-name="T30_19">almacenadas</text:span><text:span text:style-name="T30_20">:<text:s/></text:span><text:span text:style-name="T30_21">se</text:span><text:span text:style-name="T30_22"><text:s/></text:span><text:span text:style-name="T30_23">sabe</text:span><text:span text:style-name="T30_24"><text:s/></text:span><text:span text:style-name="T30_25">que</text:span><text:span text:style-name="T30_26"><text:s/></text:span><text:span text:style-name="T30_27">su</text:span><text:span text:style-name="T30_28"><text:s/></text:span><text:span text:style-name="T30_29">objetivo</text:span><text:span text:style-name="T30_30"><text:s/></text:span><text:span text:style-name="T30_31">es</text:span><text:span text:style-name="T30_32"><text:s/></text:span><text:span text:style-name="T30_33">analizar</text:span><text:span text:style-name="T30_34"><text:s/></text:span><text:span text:style-name="T30_35">procesos</text:span><text:span text:style-name="T30_36"><text:s/></text:span><text:span text:style-name="T30_37">previamente</text:span><text:span text:style-name="T30_38"><text:s/></text:span><text:span text:style-name="T30_39">grabados</text:span><text:span text:style-name="T30_40"><text:s/></text:span><text:span text:style-name="T30_41">sin</text:span><text:span text:style-name="T30_42"><text:s/></text:span><text:span text:style-name="T30_43">necesidad</text:span><text:span text:style-name="T30_44"><text:s/></text:span><text:span text:style-name="T30_45">de</text:span><text:span text:style-name="T30_46"><text:s/></text:span><text:span text:style-name="T30_47">estar</text:span><text:span text:style-name="T30_48"><text:s/></text:span><text:span text:style-name="T30_49">conectados</text:span><text:span text:style-name="T30_50"><text:s/></text:span><text:span text:style-name="T30_51">con</text:span><text:span text:style-name="T30_52"><text:s/></text:span><text:span text:style-name="T30_53">la</text:span><text:span text:style-name="T30_54"><text:s/></text:span><text:span text:style-name="T30_55">planta</text:span><text:span text:style-name="T30_56">/</text:span><text:span text:style-name="T30_57">PLC</text:span><text:span text:style-name="T30_58">.<text:s/>¿</text:span><text:span text:style-name="T30_59">Debe</text:span><text:span text:style-name="T30_60"><text:s/></text:span><text:span text:style-name="T30_61">reproducirse</text:span><text:span text:style-name="T30_62"><text:s/></text:span><text:span text:style-name="T30_63">una</text:span><text:span text:style-name="T30_64"><text:s/></text:span><text:span text:style-name="T30_65">simulación</text:span><text:span text:style-name="T30_66"><text:s/></text:span><text:span text:style-name="T30_67">con</text:span><text:span text:style-name="T30_68"><text:s/></text:span><text:span text:style-name="T30_69">animación</text:span><text:span text:style-name="T30_70"><text:s/></text:span><text:span text:style-name="T30_71">de</text:span><text:span text:style-name="T30_72"><text:s/></text:span><text:span text:style-name="T30_73">las</text:span><text:span text:style-name="T30_74"><text:s/></text:span><text:span text:style-name="T30_75">curvas</text:span><text:span text:style-name="T30_76"><text:s/></text:span><text:span text:style-name="T30_77">a</text:span><text:span text:style-name="T30_78"><text:s/></text:span><text:span text:style-name="T30_79">medida</text:span><text:span text:style-name="T30_80"><text:s/></text:span><text:span text:style-name="T30_81">que</text:span><text:span text:style-name="T30_82"><text:s/></text:span><text:span text:style-name="T30_83">transcurre</text:span><text:span text:style-name="T30_84"><text:s/></text:span><text:span text:style-name="T30_85">el</text:span><text:span text:style-name="T30_86"><text:s/></text:span><text:span text:style-name="T30_87">tiempo</text:span><text:span text:style-name="T30_88"><text:s/></text:span><text:span text:style-name="T30_89">o</text:span><text:span text:style-name="T30_90"><text:s/></text:span><text:span text:style-name="T30_91">es</text:span><text:span text:style-name="T30_92"><text:s/></text:span><text:span text:style-name="T30_93">suficiente</text:span><text:span text:style-name="T30_94"><text:s/></text:span><text:span text:style-name="T30_95">con</text:span><text:span text:style-name="T30_96"><text:s/></text:span><text:span text:style-name="T30_97">ver</text:span><text:span text:style-name="T30_98"><text:s/></text:span><text:span text:style-name="T30_99">la</text:span><text:span text:style-name="T30_100"><text:s/></text:span><text:span text:style-name="T30_101">gráfica</text:span><text:span text:style-name="T30_102"><text:s/></text:span><text:span text:style-name="T30_103">de</text:span><text:span text:style-name="T30_104"><text:s/></text:span><text:span text:style-name="T30_105">forma</text:span><text:span text:style-name="T30_106"><text:s/></text:span><text:span text:style-name="T30_107">estática</text:span><text:span text:style-name="T30_108">,<text:s/></text:span><text:span text:style-name="T30_109">con</text:span><text:span text:style-name="T30_110"><text:s/></text:span><text:span text:style-name="T30_111">los</text:span><text:span text:style-name="T30_112"><text:s/></text:span><text:span text:style-name="T30_113">valores</text:span><text:span text:style-name="T30_114"><text:s/></text:span><text:span text:style-name="T30_115">almacenados</text:span><text:span text:style-name="T30_116">?<text:s/></text:span><text:span text:style-name="T30_117">En</text:span><text:span text:style-name="T30_118"><text:s/></text:span><text:span text:style-name="T30_119">caso</text:span><text:span text:style-name="T30_120"><text:s/></text:span><text:span text:style-name="T30_121">de</text:span><text:span text:style-name="T30_122"><text:s/></text:span><text:span text:style-name="T30_123">gráficas</text:span><text:span text:style-name="T30_124"><text:s/></text:span><text:span text:style-name="T30_125">estáticas</text:span><text:span text:style-name="T30_126"><text:s/>¿</text:span><text:span text:style-name="T30_127">Es</text:span><text:span text:style-name="T30_128"><text:s/></text:span><text:span text:style-name="T30_129">preferible</text:span><text:span text:style-name="T30_130"><text:s/></text:span><text:span text:style-name="T30_131">que</text:span><text:span text:style-name="T30_132"><text:s/></text:span><text:span text:style-name="T30_133">se</text:span><text:span text:style-name="T30_134"><text:s/></text:span><text:span text:style-name="T30_135">muestren</text:span><text:span text:style-name="T30_136"><text:s/></text:span><text:span text:style-name="T30_137">en</text:span><text:span text:style-name="T30_138"><text:s/></text:span><text:span text:style-name="T30_139">la</text:span><text:span text:style-name="T30_140"><text:s/></text:span><text:span text:style-name="T30_141">misma</text:span><text:span text:style-name="T30_142"><text:s/></text:span><text:span text:style-name="T30_143">pantalla</text:span><text:span text:style-name="T30_144"><text:s/></text:span><text:span text:style-name="T30_145">en</text:span><text:span text:style-name="T30_146"><text:s/></text:span><text:span text:style-name="T30_147">que</text:span><text:span text:style-name="T30_148"><text:s/></text:span><text:span text:style-name="T30_149">se</text:span><text:span text:style-name="T30_150"><text:s/></text:span><text:span text:style-name="T30_151">visualiza</text:span><text:span text:style-name="T30_152"><text:s/></text:span><text:span text:style-name="T30_153">el</text:span><text:span text:style-name="T30_154"><text:s/></text:span><text:span text:style-name="T30_155">control</text:span><text:span text:style-name="T30_156"><text:s/></text:span><text:span text:style-name="T30_157">del</text:span><text:span text:style-name="T30_158"><text:s/></text:span><text:span text:style-name="T30_159">proceso</text:span><text:span text:style-name="T30_160"><text:s/></text:span><text:span text:style-name="T30_161">habitual</text:span><text:span text:style-name="T30_162"><text:s/></text:span><text:span text:style-name="T30_163">o</text:span><text:span text:style-name="T30_164"><text:s/></text:span><text:span text:style-name="T30_165">se</text:span><text:span text:style-name="T30_166"><text:s/></text:span><text:span text:style-name="T30_167">debería</text:span><text:span text:style-name="T30_168"><text:s/></text:span><text:span text:style-name="T30_169">abrir</text:span><text:span text:style-name="T30_170"><text:s/></text:span><text:span text:style-name="T30_171">una</text:span><text:span text:style-name="T30_172"><text:s/></text:span><text:span text:style-name="T30_173">nueva</text:span><text:span text:style-name="T30_174"><text:s/></text:span><text:span text:style-name="T30_175">pantalla</text:span><text:span text:style-name="T30_176"><text:s/></text:span><text:span text:style-name="T30_177">con</text:span><text:span text:style-name="T30_178"><text:s/></text:span><text:span text:style-name="T30_179">simples</text:span><text:span text:style-name="T30_180"><text:s/></text:span><text:span text:style-name="T30_181">gráficos</text:span><text:span text:style-name="T30_182"><text:s/></text:span><text:span text:style-name="T30_183">de</text:span><text:span text:style-name="T30_184"><text:s/></text:span><text:span text:style-name="T30_185">Matlab</text:span><text:span text:style-name="T30_186">?<text:s/></text:span><text:span text:style-name="T30_187">niveles</text:span><text:span text:style-name="T30_188"><text:s/></text:span><text:span text:style-name="T30_189">de</text:span><text:span text:style-name="T30_190"><text:s/></text:span><text:span text:style-name="T30_191">tanque</text:span><text:span text:style-name="T30_192">.<text:s/>¿</text:span><text:span text:style-name="T30_193">Cuántos</text:span><text:span text:style-name="T30_194"><text:s/></text:span><text:span text:style-name="T30_195">tanques</text:span><text:span text:style-name="T30_196"><text:s/></text:span><text:span text:style-name="T30_197">se</text:span><text:span text:style-name="T30_198"><text:s/></text:span><text:span text:style-name="T30_199">desean</text:span><text:span text:style-name="T30_200"><text:s/></text:span><text:span text:style-name="T30_201">controlar</text:span><text:span text:style-name="T30_202"><text:s/></text:span><text:span text:style-name="T30_203">simultaneamente</text:span><text:span text:style-name="T30_204">?</text:span></text:p>
        </text:list-item>
      </text:list>
      <text:p text:style-name="P31"/>
      <text:p text:style-name="P32"><text:span text:style-name="T32_1">Respuesta</text:span><text:span text:style-name="T32_2">:<text:s/></text:span><text:span text:style-name="T32_3">No</text:span><text:span text:style-name="T32_4"><text:s/></text:span><text:span text:style-name="T32_5">es</text:span><text:span text:style-name="T32_6"><text:s/></text:span><text:span text:style-name="T32_7">necesario</text:span><text:span text:style-name="T32_8"><text:s/></text:span><text:span text:style-name="T32_9">hacer</text:span><text:span text:style-name="T32_10"><text:s/></text:span><text:span text:style-name="T32_11">reproducciones</text:span><text:span text:style-name="T32_12"><text:s/></text:span><text:span text:style-name="T32_13">en</text:span><text:span text:style-name="T32_14"><text:s/></text:span><text:span text:style-name="T32_15">función</text:span><text:span text:style-name="T32_16"><text:s/></text:span><text:span text:style-name="T32_17">del</text:span><text:span text:style-name="T32_18"><text:s/></text:span><text:span text:style-name="T32_19">tiempo</text:span><text:span text:style-name="T32_20">,<text:s/></text:span><text:span text:style-name="T32_21">sino</text:span><text:span text:style-name="T32_22"><text:s/></text:span><text:span text:style-name="T32_23">que</text:span><text:span text:style-name="T32_24"><text:s/></text:span><text:span text:style-name="T32_25">las</text:span><text:span text:style-name="T32_26"><text:s/></text:span><text:span text:style-name="T32_27">gráficas</text:span><text:span text:style-name="T32_28"><text:s/></text:span><text:span text:style-name="T32_29">de</text:span><text:span text:style-name="T32_30"><text:s/></text:span><text:span text:style-name="T32_31">procesos</text:span><text:span text:style-name="T32_32"><text:s/></text:span><text:span text:style-name="T32_33">previamente</text:span><text:span text:style-name="T32_34"><text:s/></text:span><text:span text:style-name="T32_35">almacenados</text:span><text:span text:style-name="T32_36"><text:s/></text:span><text:span text:style-name="T32_37">se</text:span><text:span text:style-name="T32_38"><text:s/></text:span><text:span text:style-name="T32_39">presentarán</text:span><text:span text:style-name="T32_40"><text:s/></text:span><text:span text:style-name="T32_41">estáticas</text:span><text:span text:style-name="T32_42">,<text:s/></text:span><text:span text:style-name="T32_43">completas</text:span><text:span text:style-name="T32_44"><text:s/></text:span><text:span text:style-name="T32_45">desde</text:span><text:span text:style-name="T32_46"><text:s/></text:span><text:span text:style-name="T32_47">su</text:span><text:span text:style-name="T32_48"><text:s/></text:span><text:span text:style-name="T32_49">carga</text:span><text:span text:style-name="T32_50"><text:s/></text:span><text:span text:style-name="T32_51">inicial</text:span><text:span text:style-name="T32_52">.<text:s/></text:span><text:span text:style-name="T32_53">La</text:span><text:span text:style-name="T32_54"><text:s/></text:span><text:span text:style-name="T32_55">simulación</text:span><text:span text:style-name="T32_56"><text:s/></text:span><text:span text:style-name="T32_57">temporal</text:span><text:span text:style-name="T32_58"><text:s/></text:span><text:span text:style-name="T32_59">no</text:span><text:span text:style-name="T32_60"><text:s/></text:span><text:span text:style-name="T32_61">aportaría</text:span><text:span text:style-name="T32_62"><text:s/></text:span><text:span text:style-name="T32_63">mayores</text:span><text:span text:style-name="T32_64"><text:s/></text:span><text:span text:style-name="T32_65">datos</text:span><text:span text:style-name="T32_66">,<text:s/></text:span><text:span text:style-name="T32_67">dado</text:span><text:span text:style-name="T32_68"><text:s/></text:span><text:span text:style-name="T32_69">que</text:span><text:span text:style-name="T32_70"><text:s/></text:span><text:span text:style-name="T32_71">la</text:span><text:span text:style-name="T32_72"><text:s/></text:span><text:span text:style-name="T32_73">coordenada</text:span><text:span text:style-name="T32_74"><text:s/></text:span><text:span text:style-name="T32_75">tiempo</text:span><text:span text:style-name="T32_76"><text:s/></text:span><text:span text:style-name="T32_77">será</text:span><text:span text:style-name="T32_78"><text:s/></text:span><text:span text:style-name="T32_79">la</text:span><text:span text:style-name="T32_80"><text:s/></text:span><text:span text:style-name="T32_81">abscisa</text:span><text:span text:style-name="T32_82"><text:s/></text:span><text:span text:style-name="T32_83">de</text:span><text:span text:style-name="T32_84"><text:s/></text:span><text:span text:style-name="T32_85">las</text:span><text:span text:style-name="T32_86"><text:s/></text:span><text:span text:style-name="T32_87">gráficas</text:span><text:span text:style-name="T32_88">.<text:s/></text:span><text:span text:style-name="T32_89">La</text:span><text:span text:style-name="T32_90"><text:s/></text:span><text:span text:style-name="T32_91">cantidad</text:span><text:span text:style-name="T32_92"><text:s/></text:span><text:span text:style-name="T32_93">de</text:span><text:span text:style-name="T32_94"><text:s/></text:span><text:span text:style-name="T32_95">tanques</text:span><text:span text:style-name="T32_96"><text:s/></text:span><text:span text:style-name="T32_97">a</text:span><text:span text:style-name="T32_98"><text:s/></text:span><text:span text:style-name="T32_99">controlar</text:span><text:span text:style-name="T32_100"><text:s/></text:span><text:span text:style-name="T32_101">simultáneamente</text:span><text:span text:style-name="T32_102"><text:s/></text:span><text:span text:style-name="T32_103">será</text:span><text:span text:style-name="T32_104"><text:s/></text:span><text:span text:style-name="T32_105">como</text:span><text:span text:style-name="T32_106"><text:s/></text:span><text:span text:style-name="T32_107">máximo</text:span><text:span text:style-name="T32_108"><text:s/>2<text:s/>(</text:span><text:span text:style-name="T32_109">dos</text:span><text:span text:style-name="T32_110">),<text:s/></text:span><text:span text:style-name="T32_111">quedando</text:span><text:span text:style-name="T32_112"><text:s/></text:span><text:span text:style-name="T32_113">pendiente</text:span><text:span text:style-name="T32_114"><text:s/></text:span><text:span text:style-name="T32_115">sobre</text:span><text:span text:style-name="T32_116"><text:s/></text:span><text:span text:style-name="T32_117">esto</text:span><text:span text:style-name="T32_118">,<text:s/></text:span><text:span text:style-name="T32_119">la</text:span><text:span text:style-name="T32_120"><text:s/></text:span><text:span text:style-name="T32_121">evaluación</text:span><text:span text:style-name="T32_122">,<text:s/></text:span><text:span text:style-name="T32_123">de</text:span><text:span text:style-name="T32_124"><text:s/></text:span><text:span text:style-name="T32_125">ser</text:span><text:span text:style-name="T32_126"><text:s/></text:span><text:span text:style-name="T32_127">factible</text:span><text:span text:style-name="T32_128">,<text:s/></text:span><text:span text:style-name="T32_129">el</text:span><text:span text:style-name="T32_130"><text:s/></text:span><text:span text:style-name="T32_131">control</text:span><text:span text:style-name="T32_132"><text:s/></text:span><text:span text:style-name="T32_133">de</text:span><text:span text:style-name="T32_134"><text:s/></text:span><text:span text:style-name="T32_135">más</text:span><text:span text:style-name="T32_136"><text:s/></text:span><text:span text:style-name="T32_137">de</text:span><text:span text:style-name="T32_138"><text:s/></text:span><text:span text:style-name="T32_139">un</text:span><text:span text:style-name="T32_140"><text:s/></text:span><text:span text:style-name="T32_141">tanque</text:span><text:span text:style-name="T32_142"><text:s/></text:span><text:span text:style-name="T32_143">desde</text:span><text:span text:style-name="T32_144"><text:s/></text:span><text:span text:style-name="T32_145">el</text:span><text:span text:style-name="T32_146"><text:s/></text:span><text:span text:style-name="T32_147">programa</text:span><text:span text:style-name="T32_148"><text:s/></text:span><text:span text:style-name="T32_149">existente</text:span><text:span text:style-name="T32_150"><text:s/></text:span><text:span text:style-name="T32_151">en</text:span><text:span text:style-name="T32_152"><text:s/></text:span><text:span text:style-name="T32_153">Matlab</text:span><text:span text:style-name="T32_154"><text:s/></text:span><text:span text:style-name="T32_155">y</text:span><text:span text:style-name="T32_156"><text:s/></text:span><text:span text:style-name="T32_157">su</text:span><text:span text:style-name="T32_158"><text:s/></text:span><text:span text:style-name="T32_159">correspondiente</text:span><text:span text:style-name="T32_160"><text:s/></text:span><text:span text:style-name="T32_161">placa</text:span><text:span text:style-name="T32_162"><text:s/></text:span><text:span text:style-name="T32_163">adquisidora</text:span><text:span text:style-name="T32_164">.<text:s/></text:span><text:span text:style-name="T32_165">Como</text:span><text:span text:style-name="T32_166"><text:s/></text:span><text:span text:style-name="T32_167">consecuencial</text:span><text:span text:style-name="T32_168">,<text:s/></text:span><text:span text:style-name="T32_169">deberá</text:span><text:span text:style-name="T32_170"><text:s/></text:span><text:span text:style-name="T32_171">utilizarse</text:span><text:span text:style-name="T32_172"><text:s/></text:span><text:span text:style-name="T32_173">el</text:span><text:span text:style-name="T32_174"><text:s/></text:span><text:span text:style-name="T32_175">término</text:span><text:span text:style-name="T32_176"><text:s/>“</text:span><text:span text:style-name="T32_177">Grabación</text:span><text:span text:style-name="T32_178">”<text:s/></text:span><text:span text:style-name="T32_179">o</text:span><text:span text:style-name="T32_180"><text:s/>“</text:span><text:span text:style-name="T32_181">Muestreo</text:span><text:span text:style-name="T32_182">”<text:s/></text:span><text:span text:style-name="T32_183">para</text:span><text:span text:style-name="T32_184"><text:s/></text:span><text:span text:style-name="T32_185">dicha</text:span><text:span text:style-name="T32_186"><text:s/></text:span><text:span text:style-name="T32_187">función</text:span><text:span text:style-name="T32_188"><text:s/></text:span><text:span text:style-name="T32_189">en</text:span><text:span text:style-name="T32_190"><text:s/></text:span><text:span text:style-name="T32_191">vez</text:span><text:span text:style-name="T32_192"><text:s/></text:span><text:span text:style-name="T32_193">de</text:span><text:span text:style-name="T32_194"><text:s/>“</text:span><text:span text:style-name="T32_195">Simulación</text:span><text:span text:style-name="T32_196">”.</text:span></text:p>
      <text:p text:style-name="P33"><text:span text:style-name="T33_1">Por</text:span><text:span text:style-name="T33_2"><text:s/></text:span><text:span text:style-name="T33_3">otra</text:span><text:span text:style-name="T33_4"><text:s/></text:span><text:span text:style-name="T33_5">parte</text:span><text:span text:style-name="T33_6"><text:s/></text:span><text:span text:style-name="T33_7">y</text:span><text:span text:style-name="T33_8"><text:s/></text:span><text:span text:style-name="T33_9">en</text:span><text:span text:style-name="T33_10"><text:s/></text:span><text:span text:style-name="T33_11">lugar</text:span><text:span text:style-name="T33_12"><text:s/></text:span><text:span text:style-name="T33_13">de</text:span><text:span text:style-name="T33_14"><text:s/></text:span><text:span text:style-name="T33_15">una</text:span><text:span text:style-name="T33_16"><text:s/></text:span><text:span text:style-name="T33_17">simulación</text:span><text:span text:style-name="T33_18"><text:s/></text:span><text:span text:style-name="T33_19">temporal</text:span><text:span text:style-name="T33_20">,<text:s/></text:span><text:span text:style-name="T33_21">lo</text:span><text:span text:style-name="T33_22"><text:s/></text:span><text:span text:style-name="T33_23">realmente</text:span><text:span text:style-name="T33_24"><text:s/></text:span><text:span text:style-name="T33_25">útil</text:span><text:span text:style-name="T33_26"><text:s/></text:span><text:span text:style-name="T33_27">será</text:span><text:span text:style-name="T33_28"><text:s/></text:span><text:span text:style-name="T33_29">que</text:span><text:span text:style-name="T33_30"><text:s/></text:span><text:span text:style-name="T33_31">estas</text:span><text:span text:style-name="T33_32"><text:s/></text:span><text:span text:style-name="T33_33">pantallas</text:span><text:span text:style-name="T33_34"><text:s/></text:span><text:span text:style-name="T33_35">de</text:span><text:span text:style-name="T33_36"><text:s/></text:span><text:span text:style-name="T33_37">reproducción</text:span><text:span text:style-name="T33_38"><text:s/></text:span><text:span text:style-name="T33_39">de</text:span><text:span text:style-name="T33_40"><text:s/></text:span><text:span text:style-name="T33_41">procesos</text:span><text:span text:style-name="T33_42"><text:s/></text:span><text:span text:style-name="T33_43">grabados</text:span><text:span text:style-name="T33_44">,<text:s/></text:span><text:span text:style-name="T33_45">tengan</text:span><text:span text:style-name="T33_46"><text:s/></text:span><text:span text:style-name="T33_47">la</text:span><text:span text:style-name="T33_48"><text:s/></text:span><text:span text:style-name="T33_49">posibilidad</text:span><text:span text:style-name="T33_50"><text:s/></text:span><text:span text:style-name="T33_51">de</text:span><text:span text:style-name="T33_52"><text:s/></text:span><text:span text:style-name="T33_53">incluir</text:span><text:span text:style-name="T33_54"><text:s/></text:span><text:span text:style-name="T33_55">en</text:span><text:span text:style-name="T33_56"><text:s/></text:span><text:span text:style-name="T33_57">la</text:span><text:span text:style-name="T33_58"><text:s/></text:span><text:span text:style-name="T33_59">misma</text:span><text:span text:style-name="T33_60"><text:s/></text:span><text:span text:style-name="T33_61">gráfica</text:span><text:span text:style-name="T33_62"><text:s/></text:span><text:span text:style-name="T33_63">diferentes</text:span><text:span text:style-name="T33_64"><text:s/></text:span><text:span text:style-name="T33_65">procesos</text:span><text:span text:style-name="T33_66"><text:s/></text:span><text:span text:style-name="T33_67">almacenados</text:span><text:span text:style-name="T33_68">,<text:s/></text:span><text:span text:style-name="T33_69">con</text:span><text:span text:style-name="T33_70"><text:s/></text:span><text:span text:style-name="T33_71">el</text:span><text:span text:style-name="T33_72"><text:s/></text:span><text:span text:style-name="T33_73">fin</text:span><text:span text:style-name="T33_74"><text:s/></text:span><text:span text:style-name="T33_75">de</text:span><text:span text:style-name="T33_76"><text:s/></text:span><text:span text:style-name="T33_77">comparar</text:span><text:span text:style-name="T33_78"><text:s/></text:span><text:span text:style-name="T33_79">los</text:span><text:span text:style-name="T33_80"><text:s/></text:span><text:span text:style-name="T33_81">resultados</text:span><text:span text:style-name="T33_82"><text:s/></text:span><text:span text:style-name="T33_83">fácilmente</text:span><text:span text:style-name="T33_84">.</text:span></text:p>
      <text:p text:style-name="P34"><text:span text:style-name="T34_1">A</text:span><text:span text:style-name="T34_2"><text:s/></text:span><text:span text:style-name="T34_3">modo</text:span><text:span text:style-name="T34_4"><text:s/></text:span><text:span text:style-name="T34_5">de</text:span><text:span text:style-name="T34_6"><text:s/></text:span><text:span text:style-name="T34_7">ejemplo</text:span><text:span text:style-name="T34_8"><text:s/></text:span><text:span text:style-name="T34_9">aclaratorio</text:span><text:span text:style-name="T34_10"><text:s/></text:span><text:span text:style-name="T34_11">sobre</text:span><text:span text:style-name="T34_12"><text:s/></text:span><text:span text:style-name="T34_13">la</text:span><text:span text:style-name="T34_14"><text:s/></text:span><text:span text:style-name="T34_15">observación</text:span><text:span text:style-name="T34_16"><text:s/></text:span><text:span text:style-name="T34_17">anterior</text:span><text:span text:style-name="T34_18">,<text:s/></text:span><text:span text:style-name="T34_19">se</text:span><text:span text:style-name="T34_20"><text:s/></text:span><text:span text:style-name="T34_21">sugiere</text:span><text:span text:style-name="T34_22"><text:s/></text:span><text:span text:style-name="T34_23">el</text:span><text:span text:style-name="T34_24"><text:s/></text:span><text:span text:style-name="T34_25">caso</text:span><text:span text:style-name="T34_26"><text:s/></text:span><text:span text:style-name="T34_27">en</text:span><text:span text:style-name="T34_28"><text:s/></text:span><text:span text:style-name="T34_29">el</text:span><text:span text:style-name="T34_30"><text:s/></text:span><text:span text:style-name="T34_31">que</text:span><text:span text:style-name="T34_32"><text:s/></text:span><text:span text:style-name="T34_33">un</text:span><text:span text:style-name="T34_34"><text:s/></text:span><text:span text:style-name="T34_35">alumno</text:span><text:span text:style-name="T34_36"><text:s/></text:span><text:span text:style-name="T34_37">efectúa</text:span><text:span text:style-name="T34_38"><text:s/></text:span><text:span text:style-name="T34_39">y</text:span><text:span text:style-name="T34_40"><text:s/></text:span><text:span text:style-name="T34_41">graba</text:span><text:span text:style-name="T34_42"><text:s/></text:span><text:span text:style-name="T34_43">el</text:span><text:span text:style-name="T34_44"><text:s/></text:span><text:span text:style-name="T34_45">proceso</text:span><text:span text:style-name="T34_46"><text:s/></text:span><text:span text:style-name="T34_47">de</text:span><text:span text:style-name="T34_48"><text:s/></text:span><text:span text:style-name="T34_49">control</text:span><text:span text:style-name="T34_50"><text:s/></text:span><text:span text:style-name="T34_51">sobre</text:span><text:span text:style-name="T34_52"><text:s/></text:span><text:span text:style-name="T34_53">el</text:span><text:span text:style-name="T34_54"><text:s/></text:span><text:span text:style-name="T34_55">mismo</text:span><text:span text:style-name="T34_56"><text:s/></text:span><text:span text:style-name="T34_57">sistema</text:span><text:span text:style-name="T34_58"><text:s/>(</text:span><text:span text:style-name="T34_59">el</text:span><text:span text:style-name="T34_60"><text:s/></text:span><text:span text:style-name="T34_61">o</text:span><text:span text:style-name="T34_62"><text:s/></text:span><text:span text:style-name="T34_63">los</text:span><text:span text:style-name="T34_64"><text:s/></text:span><text:span text:style-name="T34_65">tanques</text:span><text:span text:style-name="T34_66">),<text:s/></text:span><text:span text:style-name="T34_67">utilizando</text:span><text:span text:style-name="T34_68"><text:s/></text:span><text:span text:style-name="T34_69">dos</text:span><text:span text:style-name="T34_70"><text:s/></text:span><text:span text:style-name="T34_71">métodos</text:span><text:span text:style-name="T34_72"><text:s/></text:span><text:span text:style-name="T34_73">diferentes</text:span><text:span text:style-name="T34_74"><text:s/>(</text:span><text:span text:style-name="T34_75">que</text:span><text:span text:style-name="T34_76"><text:s/></text:span><text:span text:style-name="T34_77">podrían</text:span><text:span text:style-name="T34_78"><text:s/></text:span><text:span text:style-name="T34_79">ser</text:span><text:span text:style-name="T34_80"><text:s/></text:span><text:span text:style-name="T34_81">set</text:span><text:span text:style-name="T34_82"><text:s/></text:span><text:span text:style-name="T34_83">de</text:span><text:span text:style-name="T34_84"><text:s/></text:span><text:span text:style-name="T34_85">control</text:span><text:span text:style-name="T34_86"><text:s/></text:span><text:span text:style-name="T34_87">ABB</text:span><text:span text:style-name="T34_88"><text:s/></text:span><text:span text:style-name="T34_89">y</text:span><text:span text:style-name="T34_90"><text:s/></text:span><text:span text:style-name="T34_91">control</text:span><text:span text:style-name="T34_92"><text:s/></text:span><text:span text:style-name="T34_93">desde</text:span><text:span text:style-name="T34_94"><text:s/></text:span><text:span text:style-name="T34_95">MATLAB</text:span><text:span text:style-name="T34_96">)<text:s/></text:span><text:span text:style-name="T34_97">en</text:span><text:span text:style-name="T34_98"><text:s/></text:span><text:span text:style-name="T34_99">dos</text:span><text:span text:style-name="T34_100"><text:s/></text:span><text:span text:style-name="T34_101">oportunidades</text:span><text:span text:style-name="T34_102"><text:s/></text:span><text:span text:style-name="T34_103">diferentes</text:span><text:span text:style-name="T34_104">,<text:s/></text:span><text:span text:style-name="T34_105">almacenándolos</text:span><text:span text:style-name="T34_106"><text:s/></text:span><text:span text:style-name="T34_107">en</text:span><text:span text:style-name="T34_108"><text:s/></text:span><text:span text:style-name="T34_109">archivos</text:span><text:span text:style-name="T34_110"><text:s/></text:span><text:span text:style-name="T34_111">separados</text:span><text:span text:style-name="T34_112">.<text:s/></text:span><text:span text:style-name="T34_113">Luego</text:span><text:span text:style-name="T34_114"><text:s/></text:span><text:span text:style-name="T34_115">desea</text:span><text:span text:style-name="T34_116"><text:s/></text:span><text:span text:style-name="T34_117">comparar</text:span><text:span text:style-name="T34_118"><text:s/></text:span><text:span text:style-name="T34_119">las</text:span><text:span text:style-name="T34_120"><text:s/></text:span><text:span text:style-name="T34_121">respuestas</text:span><text:span text:style-name="T34_122"><text:s/></text:span><text:span text:style-name="T34_123">de</text:span><text:span text:style-name="T34_124"><text:s/></text:span><text:span text:style-name="T34_125">ambos</text:span><text:span text:style-name="T34_126"><text:s/></text:span><text:span text:style-name="T34_127">contra</text:span><text:span text:style-name="T34_128"><text:s/></text:span><text:span text:style-name="T34_129">el</text:span><text:span text:style-name="T34_130"><text:s/></text:span><text:span text:style-name="T34_131">set</text:span><text:span text:style-name="T34_132">-</text:span><text:span text:style-name="T34_133">point</text:span><text:span text:style-name="T34_134"><text:s/></text:span><text:span text:style-name="T34_135">para</text:span><text:span text:style-name="T34_136"><text:s/></text:span><text:span text:style-name="T34_137">ver</text:span><text:span text:style-name="T34_138"><text:s/></text:span><text:span text:style-name="T34_139">cual</text:span><text:span text:style-name="T34_140"><text:s/></text:span><text:span text:style-name="T34_141">fue</text:span><text:span text:style-name="T34_142"><text:s/></text:span><text:span text:style-name="T34_143">el</text:span><text:span text:style-name="T34_144"><text:s/></text:span><text:span text:style-name="T34_145">mejor</text:span><text:span text:style-name="T34_146"><text:s/></text:span><text:span text:style-name="T34_147">de</text:span><text:span text:style-name="T34_148"><text:s/></text:span><text:span text:style-name="T34_149">ambos</text:span><text:span text:style-name="T34_150"><text:s/></text:span><text:span text:style-name="T34_151">o</text:span><text:span text:style-name="T34_152"><text:s/></text:span><text:span text:style-name="T34_153">bien</text:span><text:span text:style-name="T34_154"><text:s/></text:span><text:span text:style-name="T34_155">las</text:span><text:span text:style-name="T34_156"><text:s/></text:span><text:span text:style-name="T34_157">diferencias</text:span><text:span text:style-name="T34_158">,<text:s/></text:span><text:span text:style-name="T34_159">entonces</text:span><text:span text:style-name="T34_160"><text:s/></text:span><text:span text:style-name="T34_161">decide</text:span><text:span text:style-name="T34_162"><text:s/></text:span><text:span text:style-name="T34_163">analizar</text:span><text:span text:style-name="T34_164"><text:s/></text:span><text:span text:style-name="T34_165">ambos</text:span><text:span text:style-name="T34_166"><text:s/></text:span><text:span text:style-name="T34_167">procesos</text:span><text:span text:style-name="T34_168"><text:s/></text:span><text:span text:style-name="T34_169">en</text:span><text:span text:style-name="T34_170"><text:s/></text:span><text:span text:style-name="T34_171">la</text:span><text:span text:style-name="T34_172"><text:s/></text:span><text:span text:style-name="T34_173">misma</text:span><text:span text:style-name="T34_174"><text:s/></text:span><text:span text:style-name="T34_175">gráfica</text:span><text:span text:style-name="T34_176"><text:s/></text:span><text:span text:style-name="T34_177">y</text:span><text:span text:style-name="T34_178"><text:s/></text:span><text:span text:style-name="T34_179">pantalla</text:span><text:span text:style-name="T34_180">.</text:span></text:p>
      <text:p text:style-name="P35"><text:span text:style-name="T35_1">Otra</text:span><text:span text:style-name="T35_2"><text:s/></text:span><text:span text:style-name="T35_3">necesidad</text:span><text:span text:style-name="T35_4"><text:s/></text:span><text:span text:style-name="T35_5">importante</text:span><text:span text:style-name="T35_6"><text:s/></text:span><text:span text:style-name="T35_7">es</text:span><text:span text:style-name="T35_8"><text:s/></text:span><text:span text:style-name="T35_9">la</text:span><text:span text:style-name="T35_10"><text:s/></text:span><text:span text:style-name="T35_11">de</text:span><text:span text:style-name="T35_12"><text:s/></text:span><text:span text:style-name="T35_13">permitir</text:span><text:span text:style-name="T35_14"><text:s/></text:span><text:span text:style-name="T35_15">ampliación</text:span><text:span text:style-name="T35_16"><text:s/></text:span><text:span text:style-name="T35_17">de</text:span><text:span text:style-name="T35_18"><text:s/></text:span><text:span text:style-name="T35_19">los</text:span><text:span text:style-name="T35_20"><text:s/></text:span><text:span text:style-name="T35_21">ejes</text:span><text:span text:style-name="T35_22"><text:s/></text:span><text:span text:style-name="T35_23">de</text:span><text:span text:style-name="T35_24"><text:s/></text:span><text:span text:style-name="T35_25">las</text:span><text:span text:style-name="T35_26"><text:s/></text:span><text:span text:style-name="T35_27">gráficas</text:span><text:span text:style-name="T35_28"><text:s/></text:span><text:span text:style-name="T35_29">con</text:span><text:span text:style-name="T35_30"><text:s/></text:span><text:span text:style-name="T35_31">el</text:span><text:span text:style-name="T35_32"><text:s/></text:span><text:span text:style-name="T35_33">fin</text:span><text:span text:style-name="T35_34"><text:s/></text:span><text:span text:style-name="T35_35">de</text:span><text:span text:style-name="T35_36"><text:s/></text:span><text:span text:style-name="T35_37">analizar</text:span><text:span text:style-name="T35_38"><text:s/></text:span><text:span text:style-name="T35_39">con</text:span><text:span text:style-name="T35_40"><text:s/></text:span><text:span text:style-name="T35_41">mayor</text:span><text:span text:style-name="T35_42"><text:s/></text:span><text:span text:style-name="T35_43">detalle</text:span><text:span text:style-name="T35_44"><text:s/></text:span><text:span text:style-name="T35_45">períodos</text:span><text:span text:style-name="T35_46"><text:s/></text:span><text:span text:style-name="T35_47">e</text:span><text:span text:style-name="T35_48"><text:s/></text:span><text:span text:style-name="T35_49">intervalos</text:span><text:span text:style-name="T35_50"><text:s/></text:span><text:span text:style-name="T35_51">específicos</text:span><text:span text:style-name="T35_52"><text:s/></text:span><text:span text:style-name="T35_53">durante</text:span><text:span text:style-name="T35_54"><text:s/></text:span><text:span text:style-name="T35_55">el</text:span><text:span text:style-name="T35_56"><text:s/></text:span><text:span text:style-name="T35_57">proceso</text:span><text:span text:style-name="T35_58">,<text:s/></text:span><text:span text:style-name="T35_59">tanto</text:span><text:span text:style-name="T35_60"><text:s/></text:span><text:span text:style-name="T35_61">en</text:span><text:span text:style-name="T35_62"><text:s/></text:span><text:span text:style-name="T35_63">el</text:span><text:span text:style-name="T35_64"><text:s/></text:span><text:span text:style-name="T35_65">tiempo</text:span><text:span text:style-name="T35_66"><text:s/></text:span><text:span text:style-name="T35_67">como</text:span><text:span text:style-name="T35_68"><text:s/></text:span><text:span text:style-name="T35_69">en</text:span><text:span text:style-name="T35_70"><text:s/></text:span><text:span text:style-name="T35_71">los</text:span><text:span text:style-name="T35_72"><text:s/></text:span><text:span text:style-name="T35_73">valores</text:span><text:span text:style-name="T35_74"><text:s/></text:span><text:span text:style-name="T35_75">de</text:span><text:span text:style-name="T35_76"><text:s/></text:span><text:span text:style-name="T35_77">las</text:span><text:span text:style-name="T35_78"><text:s/></text:span><text:span text:style-name="T35_79">variables</text:span><text:span text:style-name="T35_80"><text:s/></text:span><text:span text:style-name="T35_81">sensadas</text:span><text:span text:style-name="T35_82">.</text:span></text:p>
      <text:p text:style-name="P36"/>
      <text:h text:style-name="P37"><text:bookmark-start text:name="h.ta24dbyf7k0p"/><text:bookmark-end text:name="h.ta24dbyf7k0p"/><text:span text:style-name="T37_1">Comentarios</text:span><text:span text:style-name="T37_2"><text:s/></text:span><text:span text:style-name="T37_3">y</text:span><text:span text:style-name="T37_4"><text:s/></text:span><text:span text:style-name="T37_5">Observaciones</text:span><text:span text:style-name="T37_6"><text:s/></text:span><text:span text:style-name="T37_7">Adicionales</text:span></text:h>
      <text:p text:style-name="P38"/>
      <text:p text:style-name="P39"><text:span text:style-name="T39_1">Además</text:span><text:span text:style-name="T39_2"><text:s/></text:span><text:span text:style-name="T39_3">de</text:span><text:span text:style-name="T39_4"><text:s/></text:span><text:span text:style-name="T39_5">las</text:span><text:span text:style-name="T39_6"><text:s/></text:span><text:span text:style-name="T39_7">respuestas</text:span><text:span text:style-name="T39_8"><text:s/></text:span><text:span text:style-name="T39_9">y</text:span><text:span text:style-name="T39_10"><text:s/></text:span><text:span text:style-name="T39_11">aclaraciones</text:span><text:span text:style-name="T39_12"><text:s/></text:span><text:span text:style-name="T39_13">concretas</text:span><text:span text:style-name="T39_14"><text:s/></text:span><text:span text:style-name="T39_15">a</text:span><text:span text:style-name="T39_16"><text:s/></text:span><text:span text:style-name="T39_17">las</text:span><text:span text:style-name="T39_18"><text:s/></text:span><text:span text:style-name="T39_19">preguntas</text:span><text:span text:style-name="T39_20"><text:s/></text:span><text:span text:style-name="T39_21">funcionales</text:span><text:span text:style-name="T39_22"><text:s/></text:span><text:span text:style-name="T39_23">planteadas</text:span><text:span text:style-name="T39_24">;<text:s/></text:span><text:span text:style-name="T39_25">surgieron</text:span><text:span text:style-name="T39_26"><text:s/></text:span><text:span text:style-name="T39_27">comentarios</text:span><text:span text:style-name="T39_28"><text:s/></text:span><text:span text:style-name="T39_29">adicionales</text:span><text:span text:style-name="T39_30"><text:s/></text:span><text:span text:style-name="T39_31">sobre</text:span><text:span text:style-name="T39_32"><text:s/></text:span><text:span text:style-name="T39_33">otros</text:span><text:span text:style-name="T39_34"><text:s/></text:span><text:span text:style-name="T39_35">aspectos</text:span><text:span text:style-name="T39_36"><text:s/></text:span><text:span text:style-name="T39_37">de</text:span><text:span text:style-name="T39_38"><text:s/></text:span><text:span text:style-name="T39_39">la</text:span><text:span text:style-name="T39_40"><text:s/></text:span><text:span text:style-name="T39_41">funcionalidad</text:span><text:span text:style-name="T39_42"><text:s/></text:span><text:span text:style-name="T39_43">deseada</text:span><text:span text:style-name="T39_44"><text:s/></text:span><text:span text:style-name="T39_45">del</text:span><text:span text:style-name="T39_46"><text:s/></text:span><text:span text:style-name="T39_47">software</text:span><text:span text:style-name="T39_48"><text:s/></text:span><text:span text:style-name="T39_49">a</text:span><text:span text:style-name="T39_50"><text:s/></text:span><text:span text:style-name="T39_51">construir</text:span><text:span text:style-name="T39_52"><text:s/></text:span><text:span text:style-name="T39_53">y</text:span><text:span text:style-name="T39_54"><text:s/></text:span><text:span text:style-name="T39_55">ajustes</text:span><text:span text:style-name="T39_56"><text:s/></text:span><text:span text:style-name="T39_57">sobre</text:span><text:span text:style-name="T39_58"><text:s/></text:span><text:span text:style-name="T39_59">las</text:span><text:span text:style-name="T39_60"><text:s/></text:span><text:span text:style-name="T39_61">pantallas</text:span><text:span text:style-name="T39_62"><text:s/></text:span><text:span text:style-name="T39_63">preliminares</text:span><text:span text:style-name="T39_64"><text:s/></text:span><text:span text:style-name="T39_65">mostradas</text:span><text:span text:style-name="T39_66">.</text:span></text:p>
      <text:p text:style-name="P40"/>
      <text:p text:style-name="P41"><text:span text:style-name="T41_1">Respecto</text:span><text:span text:style-name="T41_2"><text:s/></text:span><text:span text:style-name="T41_3">de</text:span><text:span text:style-name="T41_4"><text:s/></text:span><text:span text:style-name="T41_5">las</text:span><text:span text:style-name="T41_6"><text:s/></text:span><text:span text:style-name="T41_7">pantallas</text:span><text:span text:style-name="T41_8"><text:s/></text:span><text:span text:style-name="T41_9">mostradas</text:span><text:span text:style-name="T41_10">,<text:s/></text:span><text:span text:style-name="T41_11">en</text:span><text:span text:style-name="T41_12"><text:s/></text:span><text:span text:style-name="T41_13">general</text:span><text:span text:style-name="T41_14"><text:s/></text:span><text:span text:style-name="T41_15">son</text:span><text:span text:style-name="T41_16"><text:s/></text:span><text:span text:style-name="T41_17">las</text:span><text:span text:style-name="T41_18"><text:s/></text:span><text:span text:style-name="T41_19">esperadas</text:span><text:span text:style-name="T41_20">,<text:s/></text:span><text:span text:style-name="T41_21">en</text:span><text:span text:style-name="T41_22"><text:s/></text:span><text:span text:style-name="T41_23">cuanto</text:span><text:span text:style-name="T41_24"><text:s/></text:span><text:span text:style-name="T41_25">a</text:span><text:span text:style-name="T41_26"><text:s/></text:span><text:span text:style-name="T41_27">preferencias</text:span><text:span text:style-name="T41_28">,<text:s/></text:span><text:span text:style-name="T41_29">se</text:span><text:span text:style-name="T41_30"><text:s/></text:span><text:span text:style-name="T41_31">aclaró</text:span><text:span text:style-name="T41_32"><text:s/></text:span><text:span text:style-name="T41_33">que</text:span><text:span text:style-name="T41_34"><text:s/></text:span><text:span text:style-name="T41_35">se</text:span><text:span text:style-name="T41_36"><text:s/></text:span><text:span text:style-name="T41_37">prefiere</text:span><text:span text:style-name="T41_38"><text:s/></text:span><text:span text:style-name="T41_39">tener</text:span><text:span text:style-name="T41_40"><text:s/></text:span><text:span text:style-name="T41_41">durante</text:span><text:span text:style-name="T41_42"><text:s/></text:span><text:span text:style-name="T41_43">la</text:span><text:span text:style-name="T41_44"><text:s/></text:span><text:span text:style-name="T41_45">monitorización</text:span><text:span text:style-name="T41_46"><text:s/></text:span><text:span text:style-name="T41_47">del</text:span><text:span text:style-name="T41_48"><text:s/></text:span><text:span text:style-name="T41_49">proceso</text:span><text:span text:style-name="T41_50"><text:s/></text:span><text:span text:style-name="T41_51">de</text:span><text:span text:style-name="T41_52"><text:s/></text:span><text:span text:style-name="T41_53">control</text:span><text:span text:style-name="T41_54">,<text:s/></text:span><text:span text:style-name="T41_55">todos</text:span><text:span text:style-name="T41_56"><text:s/></text:span><text:span text:style-name="T41_57">los</text:span><text:span text:style-name="T41_58"><text:s/></text:span><text:span text:style-name="T41_59">datos</text:span><text:span text:style-name="T41_60"><text:s/></text:span><text:span text:style-name="T41_61">y</text:span><text:span text:style-name="T41_62"><text:s/></text:span><text:span text:style-name="T41_63">controles</text:span><text:span text:style-name="T41_64"><text:s/></text:span><text:span text:style-name="T41_65">en</text:span><text:span text:style-name="T41_66"><text:s/></text:span><text:span text:style-name="T41_67">la</text:span><text:span text:style-name="T41_68"><text:s/></text:span><text:span text:style-name="T41_69">misma</text:span><text:span text:style-name="T41_70"><text:s/></text:span><text:span text:style-name="T41_71">pantalla</text:span><text:span text:style-name="T41_72">;<text:s/></text:span><text:span text:style-name="T41_73">en</text:span><text:span text:style-name="T41_74"><text:s/></text:span><text:span text:style-name="T41_75">lugar</text:span><text:span text:style-name="T41_76"><text:s/></text:span><text:span text:style-name="T41_77">de</text:span><text:span text:style-name="T41_78"><text:s/></text:span><text:span text:style-name="T41_79">abrir</text:span><text:span text:style-name="T41_80"><text:s/></text:span><text:span text:style-name="T41_81">pantallas</text:span><text:span text:style-name="T41_82"><text:s/></text:span><text:span text:style-name="T41_83">separadas</text:span><text:span text:style-name="T41_84"><text:s/></text:span><text:span text:style-name="T41_85">para</text:span><text:span text:style-name="T41_86"><text:s/></text:span><text:span text:style-name="T41_87">modificar</text:span><text:span text:style-name="T41_88"><text:s/></text:span><text:span text:style-name="T41_89">parámetros</text:span><text:span text:style-name="T41_90"><text:s/></text:span><text:span text:style-name="T41_91">como</text:span><text:span text:style-name="T41_92"><text:s/></text:span><text:span text:style-name="T41_93">el</text:span><text:span text:style-name="T41_94"><text:s/></text:span><text:span text:style-name="T41_95">set</text:span><text:span text:style-name="T41_96">-</text:span><text:span text:style-name="T41_97">point</text:span><text:span text:style-name="T41_98">.<text:s/></text:span><text:span text:style-name="T41_99">De</text:span><text:span text:style-name="T41_100"><text:s/></text:span><text:span text:style-name="T41_101">cualquier</text:span><text:span text:style-name="T41_102"><text:s/></text:span><text:span text:style-name="T41_103">forma</text:span><text:span text:style-name="T41_104">,<text:s/></text:span><text:span text:style-name="T41_105">se</text:span><text:span text:style-name="T41_106"><text:s/></text:span><text:span text:style-name="T41_107">proveerá</text:span><text:span text:style-name="T41_108"><text:s/></text:span><text:span text:style-name="T41_109">por</text:span><text:span text:style-name="T41_110"><text:s/></text:span><text:span text:style-name="T41_111">comodidad</text:span><text:span text:style-name="T41_112"><text:s/></text:span><text:span text:style-name="T41_113">la</text:span><text:span text:style-name="T41_114"><text:s/></text:span><text:span text:style-name="T41_115">ampliación</text:span><text:span text:style-name="T41_116"><text:s/></text:span><text:span text:style-name="T41_117">de</text:span><text:span text:style-name="T41_118"><text:s/></text:span><text:span text:style-name="T41_119">la</text:span><text:span text:style-name="T41_120"><text:s/></text:span><text:span text:style-name="T41_121">gráfica</text:span><text:span text:style-name="T41_122"><text:s/></text:span><text:span text:style-name="T41_123">del</text:span><text:span text:style-name="T41_124"><text:s/></text:span><text:span text:style-name="T41_125">proceso</text:span><text:span text:style-name="T41_126"><text:s/></text:span><text:span text:style-name="T41_127">en</text:span><text:span text:style-name="T41_128"><text:s/></text:span><text:span text:style-name="T41_129">curso</text:span><text:span text:style-name="T41_130"><text:s/></text:span><text:span text:style-name="T41_131">en</text:span><text:span text:style-name="T41_132"><text:s/></text:span><text:span text:style-name="T41_133">una</text:span><text:span text:style-name="T41_134"><text:s/></text:span><text:span text:style-name="T41_135">pantalla</text:span><text:span text:style-name="T41_136"><text:s/></text:span><text:span text:style-name="T41_137">dedicada</text:span><text:span text:style-name="T41_138"><text:s/></text:span><text:span text:style-name="T41_139">enteramente</text:span><text:span text:style-name="T41_140"><text:s/></text:span><text:span text:style-name="T41_141">a</text:span><text:span text:style-name="T41_142"><text:s/></text:span><text:span text:style-name="T41_143">la</text:span><text:span text:style-name="T41_144"><text:s/></text:span><text:span text:style-name="T41_145">misma</text:span><text:span text:style-name="T41_146">.</text:span></text:p>
      <text:p text:style-name="P42"/>
      <text:p text:style-name="P43"><text:span text:style-name="T43_1">Los</text:span><text:span text:style-name="T43_2"><text:s/></text:span><text:span text:style-name="T43_3">esquemáticos</text:span><text:span text:style-name="T43_4"><text:s/></text:span><text:span text:style-name="T43_5">del</text:span><text:span text:style-name="T43_6"><text:s/></text:span><text:span text:style-name="T43_7">sistema</text:span><text:span text:style-name="T43_8"><text:s/></text:span><text:span text:style-name="T43_9">de</text:span><text:span text:style-name="T43_10"><text:s/></text:span><text:span text:style-name="T43_11">control</text:span><text:span text:style-name="T43_12"><text:s/></text:span><text:span text:style-name="T43_13">presentados</text:span><text:span text:style-name="T43_14"><text:s/></text:span><text:span text:style-name="T43_15">en</text:span><text:span text:style-name="T43_16"><text:s/></text:span><text:span text:style-name="T43_17">las</text:span><text:span text:style-name="T43_18"><text:s/></text:span><text:span text:style-name="T43_19">pantallas</text:span><text:span text:style-name="T43_20">,<text:s/></text:span><text:span text:style-name="T43_21">deberán</text:span><text:span text:style-name="T43_22"><text:s/></text:span><text:span text:style-name="T43_23">ajustarse</text:span><text:span text:style-name="T43_24"><text:s/></text:span><text:span text:style-name="T43_25">a</text:span><text:span text:style-name="T43_26"><text:s/></text:span><text:span text:style-name="T43_27">la</text:span><text:span text:style-name="T43_28"><text:s/></text:span><text:span text:style-name="T43_29">simbología</text:span><text:span text:style-name="T43_30"><text:s/></text:span><text:span text:style-name="T43_31">estándar</text:span><text:span text:style-name="T43_32"><text:s/></text:span><text:span text:style-name="T43_33">I</text:span><text:span text:style-name="T43_34">.</text:span><text:span text:style-name="T43_35">S</text:span><text:span text:style-name="T43_36">.</text:span><text:span text:style-name="T43_37">A</text:span><text:span text:style-name="T43_38">.</text:span></text:p>
      <text:p text:style-name="P44"/>
      <text:p text:style-name="P45"><text:span text:style-name="T45_1">Es</text:span><text:span text:style-name="T45_2"><text:s/></text:span><text:span text:style-name="T45_3">asimismo</text:span><text:span text:style-name="T45_4"><text:s/></text:span><text:span text:style-name="T45_5">importante</text:span><text:span text:style-name="T45_6"><text:s/></text:span><text:span text:style-name="T45_7">sobre</text:span><text:span text:style-name="T45_8"><text:s/></text:span><text:span text:style-name="T45_9">los</text:span><text:span text:style-name="T45_10"><text:s/></text:span><text:span text:style-name="T45_11">esquemas</text:span><text:span text:style-name="T45_12"><text:s/></text:span><text:span text:style-name="T45_13">de</text:span><text:span text:style-name="T45_14"><text:s/></text:span><text:span text:style-name="T45_15">cada</text:span><text:span text:style-name="T45_16"><text:s/></text:span><text:span text:style-name="T45_17">componente</text:span><text:span text:style-name="T45_18"><text:s/>(</text:span><text:span text:style-name="T45_19">tanque</text:span><text:span text:style-name="T45_20">,<text:s/></text:span><text:span text:style-name="T45_21">motor</text:span><text:span text:style-name="T45_22">,<text:s/></text:span><text:span text:style-name="T45_23">válvula</text:span><text:span text:style-name="T45_24">,<text:s/></text:span><text:span text:style-name="T45_25">etc</text:span><text:span text:style-name="T45_26">.)<text:s/></text:span><text:span text:style-name="T45_27">poder</text:span><text:span text:style-name="T45_28"><text:s/></text:span><text:span text:style-name="T45_29">mostrar</text:span><text:span text:style-name="T45_30"><text:s/></text:span><text:span text:style-name="T45_31">no</text:span><text:span text:style-name="T45_32"><text:s/></text:span><text:span text:style-name="T45_33">sólo</text:span><text:span text:style-name="T45_34"><text:s/></text:span><text:span text:style-name="T45_35">el</text:span><text:span text:style-name="T45_36"><text:s/></text:span><text:span text:style-name="T45_37">valor</text:span><text:span text:style-name="T45_38"><text:s/></text:span><text:span text:style-name="T45_39">actual</text:span><text:span text:style-name="T45_40"><text:s/></text:span><text:span text:style-name="T45_41">de</text:span><text:span text:style-name="T45_42"><text:s/></text:span><text:span text:style-name="T45_43">cada</text:span><text:span text:style-name="T45_44"><text:s/></text:span><text:span text:style-name="T45_45">variable</text:span><text:span text:style-name="T45_46"><text:s/></text:span><text:span text:style-name="T45_47">en</text:span><text:span text:style-name="T45_48"><text:s/></text:span><text:span text:style-name="T45_49">forma</text:span><text:span text:style-name="T45_50"><text:s/></text:span><text:span text:style-name="T45_51">numérica</text:span><text:span text:style-name="T45_52">,<text:s/></text:span><text:span text:style-name="T45_53">sino</text:span><text:span text:style-name="T45_54"><text:s/></text:span><text:span text:style-name="T45_55">una</text:span><text:span text:style-name="T45_56"><text:s/></text:span><text:span text:style-name="T45_57">representación</text:span><text:span text:style-name="T45_58"><text:s/></text:span><text:span text:style-name="T45_59">gráfica</text:span><text:span text:style-name="T45_60"><text:s/></text:span><text:span text:style-name="T45_61">intuitiva</text:span><text:span text:style-name="T45_62"><text:s/>(</text:span><text:span text:style-name="T45_63">más</text:span><text:span text:style-name="T45_64"><text:s/></text:span><text:span text:style-name="T45_65">allá</text:span><text:span text:style-name="T45_66"><text:s/></text:span><text:span text:style-name="T45_67">de</text:span><text:span text:style-name="T45_68"><text:s/></text:span><text:span text:style-name="T45_69">la</text:span><text:span text:style-name="T45_70"><text:s/></text:span><text:span text:style-name="T45_71">gráfica</text:span><text:span text:style-name="T45_72"><text:s/></text:span><text:span text:style-name="T45_73">variable</text:span><text:span text:style-name="T45_74">-</text:span><text:span text:style-name="T45_75">tiempo</text:span><text:span text:style-name="T45_76">),<text:s/></text:span><text:span text:style-name="T45_77">como</text:span><text:span text:style-name="T45_78"><text:s/></text:span><text:span text:style-name="T45_79">ser</text:span><text:span text:style-name="T45_80"><text:s/></text:span><text:span text:style-name="T45_81">un</text:span><text:span text:style-name="T45_82"><text:s/></text:span><text:span text:style-name="T45_83">bloque</text:span><text:span text:style-name="T45_84"><text:s/></text:span><text:span text:style-name="T45_85">azul</text:span><text:span text:style-name="T45_86"><text:s/></text:span><text:span text:style-name="T45_87">dentro</text:span><text:span text:style-name="T45_88"><text:s/></text:span><text:span text:style-name="T45_89">del</text:span><text:span text:style-name="T45_90"><text:s/></text:span><text:span text:style-name="T45_91">tanque</text:span><text:span text:style-name="T45_92"><text:s/></text:span><text:span text:style-name="T45_93">con</text:span><text:span text:style-name="T45_94"><text:s/></text:span><text:span text:style-name="T45_95">la</text:span><text:span text:style-name="T45_96"><text:s/></text:span><text:span text:style-name="T45_97">altura</text:span><text:span text:style-name="T45_98"><text:s/></text:span><text:span text:style-name="T45_99">acorde</text:span><text:span text:style-name="T45_100"><text:s/></text:span><text:span text:style-name="T45_101">al</text:span><text:span text:style-name="T45_102"><text:s/></text:span><text:span text:style-name="T45_103">nivel</text:span><text:span text:style-name="T45_104"><text:s/></text:span><text:span text:style-name="T45_105">actual</text:span><text:span text:style-name="T45_106"><text:s/></text:span><text:span text:style-name="T45_107">de</text:span><text:span text:style-name="T45_108"><text:s/></text:span><text:span text:style-name="T45_109">líquido</text:span><text:span text:style-name="T45_110"><text:s/></text:span><text:span text:style-name="T45_111">en</text:span><text:span text:style-name="T45_112"><text:s/></text:span><text:span text:style-name="T45_113">el</text:span><text:span text:style-name="T45_114"><text:s/></text:span><text:span text:style-name="T45_115">mismo</text:span><text:span text:style-name="T45_116">,<text:s/></text:span><text:span text:style-name="T45_117">o</text:span><text:span text:style-name="T45_118"><text:s/></text:span><text:span text:style-name="T45_119">bien</text:span><text:span text:style-name="T45_120"><text:s/></text:span><text:span text:style-name="T45_121">la</text:span><text:span text:style-name="T45_122"><text:s/></text:span><text:span text:style-name="T45_123">velocidad</text:span><text:span text:style-name="T45_124"><text:s/></text:span><text:span text:style-name="T45_125">actual</text:span><text:span text:style-name="T45_126"><text:s/></text:span><text:span text:style-name="T45_127">del</text:span><text:span text:style-name="T45_128"><text:s/></text:span><text:span text:style-name="T45_129">motor</text:span><text:span text:style-name="T45_130">.</text:span></text:p>
      <text:p text:style-name="P46"/>
      <text:p text:style-name="P47"><text:span text:style-name="T47_1">Respecto</text:span><text:span text:style-name="T47_2"><text:s/></text:span><text:span text:style-name="T47_3">de</text:span><text:span text:style-name="T47_4"><text:s/></text:span><text:span text:style-name="T47_5">las</text:span><text:span text:style-name="T47_6"><text:s/></text:span><text:span text:style-name="T47_7">opciones</text:span><text:span text:style-name="T47_8"><text:s/></text:span><text:span text:style-name="T47_9">de</text:span><text:span text:style-name="T47_10"><text:s/></text:span><text:span text:style-name="T47_11">configuración</text:span><text:span text:style-name="T47_12"><text:s/></text:span><text:span text:style-name="T47_13">tanto</text:span><text:span text:style-name="T47_14"><text:s/></text:span><text:span text:style-name="T47_15">del</text:span><text:span text:style-name="T47_16"><text:s/></text:span><text:span text:style-name="T47_17">software</text:span><text:span text:style-name="T47_18"><text:s/></text:span><text:span text:style-name="T47_19">a</text:span><text:span text:style-name="T47_20"><text:s/></text:span><text:span text:style-name="T47_21">construir</text:span><text:span text:style-name="T47_22">,<text:s/></text:span><text:span text:style-name="T47_23">teniendo</text:span><text:span text:style-name="T47_24"><text:s/></text:span><text:span text:style-name="T47_25">en</text:span><text:span text:style-name="T47_26"><text:s/></text:span><text:span text:style-name="T47_27">cuenta</text:span><text:span text:style-name="T47_28"><text:s/></text:span><text:span text:style-name="T47_29">que</text:span><text:span text:style-name="T47_30"><text:s/></text:span><text:span text:style-name="T47_31">cada</text:span><text:span text:style-name="T47_32"><text:s/></text:span><text:span text:style-name="T47_33">proceso</text:span><text:span text:style-name="T47_34"><text:s/></text:span><text:span text:style-name="T47_35">de</text:span><text:span text:style-name="T47_36"><text:s/></text:span><text:span text:style-name="T47_37">control</text:span><text:span text:style-name="T47_38"><text:s/></text:span><text:span text:style-name="T47_39">a</text:span><text:span text:style-name="T47_40"><text:s/></text:span><text:span text:style-name="T47_41">realizar</text:span><text:span text:style-name="T47_42"><text:s/></text:span><text:span text:style-name="T47_43">y</text:span><text:span text:style-name="T47_44"><text:s/></text:span><text:span text:style-name="T47_45">grabar</text:span><text:span text:style-name="T47_46"> <text:s/></text:span><text:span text:style-name="T47_47">puede</text:span><text:span text:style-name="T47_48"><text:s/></text:span><text:span text:style-name="T47_49">tener</text:span><text:span text:style-name="T47_50"><text:s/></text:span><text:span text:style-name="T47_51">diferentes</text:span><text:span text:style-name="T47_52"><text:s/></text:span><text:span text:style-name="T47_53">opciones</text:span><text:span text:style-name="T47_54"><text:s/></text:span><text:span text:style-name="T47_55">de</text:span><text:span text:style-name="T47_56"><text:s/></text:span><text:span text:style-name="T47_57">configuración</text:span><text:span text:style-name="T47_58">,<text:s/></text:span><text:span text:style-name="T47_59">independientemente</text:span><text:span text:style-name="T47_60"><text:s/></text:span><text:span text:style-name="T47_61">del</text:span><text:span text:style-name="T47_62"><text:s/></text:span><text:span text:style-name="T47_63">tipo</text:span><text:span text:style-name="T47_64"><text:s/></text:span><text:span text:style-name="T47_65">de</text:span><text:span text:style-name="T47_66"><text:s/></text:span><text:span text:style-name="T47_67">control</text:span><text:span text:style-name="T47_68"><text:s/></text:span><text:span text:style-name="T47_69">elegido</text:span><text:span text:style-name="T47_70"><text:s/>(</text:span><text:span text:style-name="T47_71">set</text:span><text:span text:style-name="T47_72"><text:s/></text:span><text:span text:style-name="T47_73">ABB</text:span><text:span text:style-name="T47_74">,<text:s/></text:span><text:span text:style-name="T47_75">PID</text:span><text:span text:style-name="T47_76"><text:s/></text:span><text:span text:style-name="T47_77">implementado</text:span><text:span text:style-name="T47_78"><text:s/></text:span><text:span text:style-name="T47_79">en</text:span><text:span text:style-name="T47_80"><text:s/></text:span><text:span text:style-name="T47_81">MATLAB</text:span><text:span text:style-name="T47_82">,<text:s/></text:span><text:span text:style-name="T47_83">o</text:span><text:span text:style-name="T47_84"><text:s/></text:span><text:span text:style-name="T47_85">incluso</text:span><text:span text:style-name="T47_86"><text:s/></text:span><text:span text:style-name="T47_87">control</text:span><text:span text:style-name="T47_88"><text:s/></text:span><text:span text:style-name="T47_89">manual</text:span><text:span text:style-name="T47_90">),<text:s/></text:span><text:span text:style-name="T47_91">es</text:span><text:span text:style-name="T47_92"><text:s/></text:span><text:span text:style-name="T47_93">deseable</text:span><text:span text:style-name="T47_94"><text:s/></text:span><text:span text:style-name="T47_95">que</text:span><text:span text:style-name="T47_96"><text:s/></text:span><text:span text:style-name="T47_97">el</text:span><text:span text:style-name="T47_98"><text:s/></text:span><text:span text:style-name="T47_99">soft</text:span><text:span text:style-name="T47_100"><text:s/></text:span><text:span text:style-name="T47_101">a</text:span><text:span text:style-name="T47_102"><text:s/></text:span><text:span text:style-name="T47_103">construir</text:span><text:span text:style-name="T47_104"><text:s/></text:span><text:span text:style-name="T47_105">brinde</text:span><text:span text:style-name="T47_106"><text:s/></text:span><text:span text:style-name="T47_107">al</text:span><text:span text:style-name="T47_108"><text:s/></text:span><text:span text:style-name="T47_109">usuario</text:span><text:span text:style-name="T47_110"><text:s/></text:span><text:span text:style-name="T47_111">la</text:span><text:span text:style-name="T47_112"><text:s/></text:span><text:span text:style-name="T47_113">posibilidad</text:span><text:span text:style-name="T47_114"><text:s/></text:span><text:span text:style-name="T47_115">de</text:span><text:span text:style-name="T47_116"><text:s/></text:span><text:span text:style-name="T47_117">cargar</text:span><text:span text:style-name="T47_118">,<text:s/></text:span><text:span text:style-name="T47_119">en</text:span><text:span text:style-name="T47_120"><text:s/></text:span><text:span text:style-name="T47_121">cada</text:span><text:span text:style-name="T47_122"><text:s/></text:span><text:span text:style-name="T47_123">caso</text:span><text:span text:style-name="T47_124">,<text:s/></text:span><text:span text:style-name="T47_125">el</text:span><text:span text:style-name="T47_126"><text:s/></text:span><text:span text:style-name="T47_127">juego</text:span><text:span text:style-name="T47_128"><text:s/></text:span><text:span text:style-name="T47_129">completo</text:span><text:span text:style-name="T47_130"><text:s/></text:span><text:span text:style-name="T47_131">de</text:span><text:span text:style-name="T47_132"><text:s/></text:span><text:span text:style-name="T47_133">parámetros</text:span><text:span text:style-name="T47_134"><text:s/></text:span><text:span text:style-name="T47_135">necesarios</text:span><text:span text:style-name="T47_136">,<text:s/></text:span><text:span text:style-name="T47_137">desde</text:span><text:span text:style-name="T47_138"><text:s/></text:span><text:span text:style-name="T47_139">un</text:span><text:span text:style-name="T47_140"><text:s/></text:span><text:span text:style-name="T47_141">archivo</text:span><text:span text:style-name="T47_142">,<text:s/></text:span><text:span text:style-name="T47_143">además</text:span><text:span text:style-name="T47_144"><text:s/></text:span><text:span text:style-name="T47_145">de</text:span><text:span text:style-name="T47_146"><text:s/></text:span><text:span text:style-name="T47_147">la</text:span><text:span text:style-name="T47_148"><text:s/></text:span><text:span text:style-name="T47_149">configuración</text:span><text:span text:style-name="T47_150"><text:s/></text:span><text:span text:style-name="T47_151">por</text:span><text:span text:style-name="T47_152"><text:s/></text:span><text:span text:style-name="T47_153">default</text:span><text:span text:style-name="T47_154"><text:s/></text:span><text:span text:style-name="T47_155">y</text:span><text:span text:style-name="T47_156"><text:s/></text:span><text:span text:style-name="T47_157">su</text:span><text:span text:style-name="T47_158"><text:s/></text:span><text:span text:style-name="T47_159">pantalla</text:span><text:span text:style-name="T47_160"><text:s/></text:span><text:span text:style-name="T47_161">ya</text:span><text:span text:style-name="T47_162"><text:s/></text:span><text:span text:style-name="T47_163">propuestas</text:span><text:span text:style-name="T47_164">.</text:span></text:p>
      <text:p text:style-name="P48"><text:span text:style-name="T48_1">En</text:span><text:span text:style-name="T48_2"><text:s/></text:span><text:span text:style-name="T48_3">definitiva</text:span><text:span text:style-name="T48_4"><text:s/></text:span><text:span text:style-name="T48_5">los</text:span><text:span text:style-name="T48_6"><text:s/></text:span><text:span text:style-name="T48_7">parámetros</text:span><text:span text:style-name="T48_8"><text:s/></text:span><text:span text:style-name="T48_9">necesarios</text:span><text:span text:style-name="T48_10"><text:s/></text:span><text:span text:style-name="T48_11">para</text:span><text:span text:style-name="T48_12"><text:s/></text:span><text:span text:style-name="T48_13">una</text:span><text:span text:style-name="T48_14"><text:s/></text:span><text:span text:style-name="T48_15">experiencia</text:span><text:span text:style-name="T48_16">,<text:s/></text:span><text:span text:style-name="T48_17">que</text:span><text:span text:style-name="T48_18"><text:s/></text:span><text:span text:style-name="T48_19">deben</text:span><text:span text:style-name="T48_20"><text:s/></text:span><text:span text:style-name="T48_21">definirse</text:span><text:span text:style-name="T48_22"><text:s/></text:span><text:span text:style-name="T48_23">antes</text:span><text:span text:style-name="T48_24"><text:s/></text:span><text:span text:style-name="T48_25">de</text:span><text:span text:style-name="T48_26"><text:s/></text:span><text:span text:style-name="T48_27">iniciarla</text:span><text:span text:style-name="T48_28">,<text:s/></text:span><text:span text:style-name="T48_29">como</text:span><text:span text:style-name="T48_30"><text:s/></text:span><text:span text:style-name="T48_31">ser</text:span><text:span text:style-name="T48_32"><text:s/></text:span><text:span text:style-name="T48_33">el</text:span><text:span text:style-name="T48_34"><text:s/></text:span><text:span text:style-name="T48_35">tipo</text:span><text:span text:style-name="T48_36"><text:s/></text:span><text:span text:style-name="T48_37">de</text:span><text:span text:style-name="T48_38"><text:s/></text:span><text:span text:style-name="T48_39">control</text:span><text:span text:style-name="T48_40"><text:s/></text:span><text:span text:style-name="T48_41">a</text:span><text:span text:style-name="T48_42"><text:s/></text:span><text:span text:style-name="T48_43">efectuar</text:span><text:span text:style-name="T48_44"><text:s/>(</text:span><text:span text:style-name="T48_45">automático</text:span><text:span text:style-name="T48_46"><text:s/></text:span><text:span text:style-name="T48_47">de</text:span><text:span text:style-name="T48_48"><text:s/></text:span><text:span text:style-name="T48_49">ABB</text:span><text:span text:style-name="T48_50">,<text:s/></text:span><text:span text:style-name="T48_51">automático</text:span><text:span text:style-name="T48_52"><text:s/></text:span><text:span text:style-name="T48_53">desde</text:span><text:span text:style-name="T48_54"><text:s/></text:span><text:span text:style-name="T48_55">Matlab</text:span><text:span text:style-name="T48_56"><text:s/></text:span><text:span text:style-name="T48_57">o</text:span><text:span text:style-name="T48_58"><text:s/></text:span><text:span text:style-name="T48_59">manual</text:span><text:span text:style-name="T48_60">)<text:s/></text:span><text:span text:style-name="T48_61">entre</text:span><text:span text:style-name="T48_62"><text:s/></text:span><text:span text:style-name="T48_63">otros</text:span><text:span text:style-name="T48_64">,<text:s/></text:span><text:span text:style-name="T48_65">deben</text:span><text:span text:style-name="T48_66"><text:s/></text:span><text:span text:style-name="T48_67">poder</text:span><text:span text:style-name="T48_68"><text:s/></text:span><text:span text:style-name="T48_69">almacenarse</text:span><text:span text:style-name="T48_70"><text:s/></text:span><text:span text:style-name="T48_71">en</text:span><text:span text:style-name="T48_72"><text:s/></text:span><text:span text:style-name="T48_73">diferentes</text:span><text:span text:style-name="T48_74"><text:s/></text:span><text:span text:style-name="T48_75">archivos</text:span><text:span text:style-name="T48_76"><text:s/></text:span><text:span text:style-name="T48_77">para</text:span><text:span text:style-name="T48_78"><text:s/></text:span><text:span text:style-name="T48_79">su</text:span><text:span text:style-name="T48_80"><text:s/></text:span><text:span text:style-name="T48_81">reuso</text:span><text:span text:style-name="T48_82"><text:s/></text:span><text:span text:style-name="T48_83">sin</text:span><text:span text:style-name="T48_84"><text:s/></text:span><text:span text:style-name="T48_85">necesidad</text:span><text:span text:style-name="T48_86"><text:s/></text:span><text:span text:style-name="T48_87">de</text:span><text:span text:style-name="T48_88"><text:s/></text:span><text:span text:style-name="T48_89">ingresarlos</text:span><text:span text:style-name="T48_90"><text:s/></text:span><text:span text:style-name="T48_91">manualmente</text:span><text:span text:style-name="T48_92"><text:s/></text:span><text:span text:style-name="T48_93">cada</text:span><text:span text:style-name="T48_94"><text:s/></text:span><text:span text:style-name="T48_95">vez</text:span><text:span text:style-name="T48_96">.</text:span></text:p>
      <text:p text:style-name="P49"/>
      <text:p text:style-name="P50"><text:span text:style-name="T50_1">Relacionado</text:span><text:span text:style-name="T50_2"><text:s/></text:span><text:span text:style-name="T50_3">con</text:span><text:span text:style-name="T50_4"><text:s/></text:span><text:span text:style-name="T50_5">el</text:span><text:span text:style-name="T50_6"><text:s/></text:span><text:span text:style-name="T50_7">párrafo</text:span><text:span text:style-name="T50_8"><text:s/></text:span><text:span text:style-name="T50_9">anterior</text:span><text:span text:style-name="T50_10">,<text:s/></text:span><text:span text:style-name="T50_11">el</text:span><text:span text:style-name="T50_12"><text:s/></text:span><text:span text:style-name="T50_13">conjunto</text:span><text:span text:style-name="T50_14"><text:s/></text:span><text:span text:style-name="T50_15">de</text:span><text:span text:style-name="T50_16"><text:s/></text:span><text:span text:style-name="T50_17">parámetros</text:span><text:span text:style-name="T50_18"><text:s/></text:span><text:span text:style-name="T50_19">a</text:span><text:span text:style-name="T50_20"><text:s/></text:span><text:span text:style-name="T50_21">configurar</text:span><text:span text:style-name="T50_22"><text:s/></text:span><text:span text:style-name="T50_23">para</text:span><text:span text:style-name="T50_24"><text:s/></text:span><text:span text:style-name="T50_25">cada</text:span><text:span text:style-name="T50_26"><text:s/></text:span><text:span text:style-name="T50_27">experiencia</text:span><text:span text:style-name="T50_28"><text:s/></text:span><text:span text:style-name="T50_29">debe</text:span><text:span text:style-name="T50_30"><text:s/></text:span><text:span text:style-name="T50_31">ser</text:span><text:span text:style-name="T50_32"><text:s/></text:span><text:span text:style-name="T50_33">el</text:span><text:span text:style-name="T50_34"><text:s/></text:span><text:span text:style-name="T50_35">mismo</text:span><text:span text:style-name="T50_36"><text:s/></text:span><text:span text:style-name="T50_37">y</text:span><text:span text:style-name="T50_38"><text:s/></text:span><text:span text:style-name="T50_39">simétrico</text:span><text:span text:style-name="T50_40"><text:s/></text:span><text:span text:style-name="T50_41">ya</text:span><text:span text:style-name="T50_42"><text:s/></text:span><text:span text:style-name="T50_43">sea</text:span><text:span text:style-name="T50_44"><text:s/></text:span><text:span text:style-name="T50_45">control</text:span><text:span text:style-name="T50_46"><text:s/></text:span><text:span text:style-name="T50_47">con</text:span><text:span text:style-name="T50_48"><text:s/></text:span><text:span text:style-name="T50_49">el</text:span><text:span text:style-name="T50_50"><text:s/></text:span><text:span text:style-name="T50_51">set</text:span><text:span text:style-name="T50_52"><text:s/></text:span><text:span text:style-name="T50_53">de</text:span><text:span text:style-name="T50_54"><text:s/></text:span><text:span text:style-name="T50_55">ABB</text:span><text:span text:style-name="T50_56">,<text:s/></text:span><text:span text:style-name="T50_57">o</text:span><text:span text:style-name="T50_58"><text:s/></text:span><text:span text:style-name="T50_59">bien</text:span><text:span text:style-name="T50_60"><text:s/></text:span><text:span text:style-name="T50_61">control</text:span><text:span text:style-name="T50_62"><text:s/></text:span><text:span text:style-name="T50_63">automático</text:span><text:span text:style-name="T50_64"><text:s/></text:span><text:span text:style-name="T50_65">mediante</text:span><text:span text:style-name="T50_66"><text:s/></text:span><text:span text:style-name="T50_67">PID</text:span><text:span text:style-name="T50_68">,<text:s/></text:span><text:span text:style-name="T50_69">implementado</text:span><text:span text:style-name="T50_70"><text:s/></text:span><text:span text:style-name="T50_71">Matlab</text:span><text:span text:style-name="T50_72"><text:s/></text:span><text:span text:style-name="T50_73">más</text:span><text:span text:style-name="T50_74"><text:s/></text:span><text:span text:style-name="T50_75">la</text:span><text:span text:style-name="T50_76"><text:s/></text:span><text:span text:style-name="T50_77">placa</text:span><text:span text:style-name="T50_78"><text:s/></text:span><text:span text:style-name="T50_79">adquisidora</text:span><text:span text:style-name="T50_80"><text:s/></text:span><text:span text:style-name="T50_81">RIAC</text:span><text:span text:style-name="T50_82">.</text:span></text:p>
      <text:p text:style-name="P51"/>
      <text:p text:style-name="P52"><text:span text:style-name="T52_1">Por</text:span><text:span text:style-name="T52_2"><text:s/></text:span><text:span text:style-name="T52_3">otra</text:span><text:span text:style-name="T52_4"><text:s/></text:span><text:span text:style-name="T52_5">parte</text:span><text:span text:style-name="T52_6">,<text:s/></text:span><text:span text:style-name="T52_7">con</text:span><text:span text:style-name="T52_8"><text:s/></text:span><text:span text:style-name="T52_9">respecto</text:span><text:span text:style-name="T52_10"><text:s/></text:span><text:span text:style-name="T52_11">a</text:span><text:span text:style-name="T52_12"><text:s/></text:span><text:span text:style-name="T52_13">cambios</text:span><text:span text:style-name="T52_14"><text:s/></text:span><text:span text:style-name="T52_15">que</text:span><text:span text:style-name="T52_16"><text:s/></text:span><text:span text:style-name="T52_17">se</text:span><text:span text:style-name="T52_18"><text:s/></text:span><text:span text:style-name="T52_19">efectúen</text:span><text:span text:style-name="T52_20"><text:s/></text:span><text:span text:style-name="T52_21">durante</text:span><text:span text:style-name="T52_22"><text:s/></text:span><text:span text:style-name="T52_23">un</text:span><text:span text:style-name="T52_24"><text:s/></text:span><text:span text:style-name="T52_25">proceso</text:span><text:span text:style-name="T52_26"><text:s/></text:span><text:span text:style-name="T52_27">en</text:span><text:span text:style-name="T52_28"><text:s/></text:span><text:span text:style-name="T52_29">marcha</text:span><text:span text:style-name="T52_30"><text:s/>(</text:span><text:span text:style-name="T52_31">por</text:span><text:span text:style-name="T52_32"><text:s/></text:span><text:span text:style-name="T52_33">ejemplo</text:span><text:span text:style-name="T52_34"><text:s/></text:span><text:span text:style-name="T52_35">modificación</text:span><text:span text:style-name="T52_36"><text:s/></text:span><text:span text:style-name="T52_37">del</text:span><text:span text:style-name="T52_38"><text:s/></text:span><text:span text:style-name="T52_39">set</text:span><text:span text:style-name="T52_40">-</text:span><text:span text:style-name="T52_41">point</text:span><text:span text:style-name="T52_42"><text:s/></text:span><text:span text:style-name="T52_43">en</text:span><text:span text:style-name="T52_44"><text:s/></text:span><text:span text:style-name="T52_45">control</text:span><text:span text:style-name="T52_46"><text:s/></text:span><text:span text:style-name="T52_47">automático</text:span><text:span text:style-name="T52_48"><text:s/></text:span><text:span text:style-name="T52_49">o</text:span><text:span text:style-name="T52_50"><text:s/></text:span><text:span text:style-name="T52_51">modificación</text:span><text:span text:style-name="T52_52"><text:s/></text:span><text:span text:style-name="T52_53">de</text:span><text:span text:style-name="T52_54"><text:s/></text:span><text:span text:style-name="T52_55">la</text:span><text:span text:style-name="T52_56"><text:s/></text:span><text:span text:style-name="T52_57">velocidad</text:span><text:span text:style-name="T52_58"><text:s/></text:span><text:span text:style-name="T52_59">del</text:span><text:span text:style-name="T52_60"><text:s/></text:span><text:span text:style-name="T52_61">motor</text:span><text:span text:style-name="T52_62"><text:s/></text:span><text:span text:style-name="T52_63">en</text:span><text:span text:style-name="T52_64"><text:s/></text:span><text:span text:style-name="T52_65">control</text:span><text:span text:style-name="T52_66"><text:s/></text:span><text:span text:style-name="T52_67">manual</text:span><text:span text:style-name="T52_68">)<text:s/></text:span><text:span text:style-name="T52_69">se</text:span><text:span text:style-name="T52_70"><text:s/></text:span><text:span text:style-name="T52_71">deberá</text:span><text:span text:style-name="T52_72"><text:s/></text:span><text:span text:style-name="T52_73">permitir</text:span><text:span text:style-name="T52_74"><text:s/></text:span><text:span text:style-name="T52_75">al</text:span><text:span text:style-name="T52_76"><text:s/></text:span><text:span text:style-name="T52_77">usuario</text:span><text:span text:style-name="T52_78"><text:s/></text:span><text:span text:style-name="T52_79">agregar</text:span><text:span text:style-name="T52_80"><text:s/></text:span><text:span text:style-name="T52_81">comentarios</text:span><text:span text:style-name="T52_82">,<text:s/></text:span><text:span text:style-name="T52_83">a</text:span><text:span text:style-name="T52_84"><text:s/></text:span><text:span text:style-name="T52_85">modo</text:span><text:span text:style-name="T52_86"><text:s/></text:span><text:span text:style-name="T52_87">de</text:span><text:span text:style-name="T52_88"><text:s/>“</text:span><text:span text:style-name="T52_89">bitácora</text:span><text:span text:style-name="T52_90">”<text:s/></text:span><text:span text:style-name="T52_91">o</text:span><text:span text:style-name="T52_92"><text:s/>“</text:span><text:span text:style-name="T52_93">log</text:span><text:span text:style-name="T52_94">”<text:s/></text:span><text:span text:style-name="T52_95">con</text:span><text:span text:style-name="T52_96"><text:s/></text:span><text:span text:style-name="T52_97">simples</text:span><text:span text:style-name="T52_98"><text:s/></text:span><text:span text:style-name="T52_99">líneas</text:span><text:span text:style-name="T52_100"><text:s/></text:span><text:span text:style-name="T52_101">de</text:span><text:span text:style-name="T52_102"><text:s/></text:span><text:span text:style-name="T52_103">texto</text:span><text:span text:style-name="T52_104"><text:s/></text:span><text:span text:style-name="T52_105">plano</text:span><text:span text:style-name="T52_106">,<text:s/></text:span><text:span text:style-name="T52_107">y</text:span><text:span text:style-name="T52_108"><text:s/></text:span><text:span text:style-name="T52_109">almacenarlos</text:span><text:span text:style-name="T52_110"><text:s/></text:span><text:span text:style-name="T52_111">en</text:span><text:span text:style-name="T52_112"><text:s/></text:span><text:span text:style-name="T52_113">el</text:span><text:span text:style-name="T52_114"><text:s/></text:span><text:span text:style-name="T52_115">mismo</text:span><text:span text:style-name="T52_116"><text:s/></text:span><text:span text:style-name="T52_117">archivo</text:span><text:span text:style-name="T52_118"><text:s/></text:span><text:span text:style-name="T52_119">donde</text:span><text:span text:style-name="T52_120"><text:s/></text:span><text:span text:style-name="T52_121">se</text:span><text:span text:style-name="T52_122"><text:s/></text:span><text:span text:style-name="T52_123">esté</text:span><text:span text:style-name="T52_124"><text:s/></text:span><text:span text:style-name="T52_125">almacenando</text:span><text:span text:style-name="T52_126"><text:s/></text:span><text:span text:style-name="T52_127">dicho</text:span><text:span text:style-name="T52_128"><text:s/></text:span><text:span text:style-name="T52_129">proceso</text:span><text:span text:style-name="T52_130"><text:s/></text:span><text:span text:style-name="T52_131">en</text:span><text:span text:style-name="T52_132"><text:s/></text:span><text:span text:style-name="T52_133">curso</text:span><text:span text:style-name="T52_134">.<text:s/></text:span><text:span text:style-name="T52_135">Esto</text:span><text:span text:style-name="T52_136"><text:s/></text:span><text:span text:style-name="T52_137">funcionará</text:span><text:span text:style-name="T52_138"><text:s/></text:span><text:span text:style-name="T52_139">como</text:span><text:span text:style-name="T52_140"><text:s/></text:span><text:span text:style-name="T52_141">ayuda</text:span><text:span text:style-name="T52_142"><text:s/></text:span><text:span text:style-name="T52_143">memoria</text:span><text:span text:style-name="T52_144"><text:s/></text:span><text:span text:style-name="T52_145">para</text:span><text:span text:style-name="T52_146"><text:s/></text:span><text:span text:style-name="T52_147">el</text:span><text:span text:style-name="T52_148"><text:s/></text:span><text:span text:style-name="T52_149">posterior</text:span><text:span text:style-name="T52_150"><text:s/></text:span><text:span text:style-name="T52_151">análisis</text:span><text:span text:style-name="T52_152"><text:s/></text:span><text:span text:style-name="T52_153">off</text:span><text:span text:style-name="T52_154">-</text:span><text:span text:style-name="T52_155">line</text:span><text:span text:style-name="T52_156"><text:s/></text:span><text:span text:style-name="T52_157">del</text:span><text:span text:style-name="T52_158"><text:s/></text:span><text:span text:style-name="T52_159">proceso</text:span><text:span text:style-name="T52_160"><text:s/></text:span><text:span text:style-name="T52_161">almacenado</text:span><text:span text:style-name="T52_162">.<text:s/></text:span></text:p>
      <text:p text:style-name="P53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2pt" style:font-name-asian="Times New Roman" style:font-size-asian="12pt" style:font-name-complex="Times New Roman" style:font-size-complex="12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/>
      <style:text-properties style:use-window-font-color="true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margin-top="0.388cm" fo:margin-bottom="0.071cm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rmal_20_Table" style:display-name="Normal Table" style:family="paragraph"/>
    <style:style style:name="No_20_List" style:display-name="No List" style:family="paragraph"/>
    <style:style style:name="LLS_1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number style:num-format="1" text:style-name="LLS_1_0" text:level="1" style:num-suffix=".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LS_1_1" text:level="2" style:num-suffix=".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LS_1_2" text:level="3" style:num-suffix=".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LS_1_3" text:level="4" style:num-suffix=".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LS_1_4" text:level="5" style:num-suffix=".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LS_1_5" text:level="6" style:num-suffix=".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LS_1_6" text:level="7" style:num-suffix=".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LS_1_7" text:level="8" style:num-suffix=".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LS_1_8" text:level="9" style:num-suffix=".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margin-top="2.54cm" fo:margin-bottom="2.54cm" fo:margin-left="2.54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4.0.3.0</meta:generator>
    <dc:title/>
    <meta:initial-creator/>
    <dc:creator/>
    <meta:editing-cycles>1</meta:editing-cycles>
    <meta:document-statistic meta:page-count="1" meta:paragraph-count="1" meta:row-count="1" meta:word-count="0" meta:character-count="0"/>
  </office:meta>
</office:document-meta>
</file>